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stroke="none" draw:fill="solid" draw:fill-color="#cccccc" draw:textarea-horizontal-align="center" draw:textarea-vertical-align="middle" draw:auto-grow-height="false" fo:min-height="0.749cm" fo:min-width="0.499cm" draw:shadow="hidden"/>
    </style:style>
    <style:style style:name="gr2" style:family="graphic" style:parent-style-name="standard">
      <style:graphic-properties draw:fill="solid" draw:fill-color="#cccccc" draw:textarea-horizontal-align="center" draw:textarea-vertical-align="middle" draw:auto-grow-height="false" fo:min-height="0.749cm" fo:min-width="0.499cm" draw:shadow="hidden"/>
    </style:style>
    <style:style style:name="gr3" style:family="graphic" style:parent-style-name="standard">
      <style:graphic-properties svg:stroke-width="0.028cm" svg:stroke-color="#000000" draw:marker-start-width="0.242cm" draw:marker-end-width="0.242cm" draw:fill-color="#dddddd" draw:textarea-vertical-align="middle" fo:padding-top="0.139cm" fo:padding-bottom="0.139cm" fo:padding-left="0.264cm" fo:padding-right="0.264cm"/>
    </style:style>
    <style:style style:name="gr4" style:family="graphic" style:parent-style-name="standard">
      <style:graphic-properties svg:stroke-width="0.028cm" svg:stroke-color="#000000" draw:marker-start-width="0.242cm" draw:marker-end-width="0.242cm" draw:fill-color="#000000" draw:textarea-vertical-align="middle" fo:padding-top="0.139cm" fo:padding-bottom="0.139cm" fo:padding-left="0.264cm" fo:padding-right="0.264cm"/>
    </style:style>
    <style:style style:name="gr5" style:family="graphic" style:parent-style-name="standard">
      <style:graphic-properties svg:stroke-width="0.028cm" svg:stroke-color="#000000" draw:marker-start-width="0.242cm" draw:marker-end-width="0.242cm" draw:fill-color="#ffffff" draw:textarea-vertical-align="middle" fo:padding-top="0.139cm" fo:padding-bottom="0.139cm" fo:padding-left="0.264cm" fo:padding-right="0.264cm"/>
    </style:style>
    <style:style style:name="gr6" style:family="graphic" style:parent-style-name="standard">
      <style:graphic-properties svg:stroke-width="0.028cm" svg:stroke-color="#000000" draw:marker-start-width="0.242cm" draw:marker-end-width="0.242cm" draw:fill-color="#ffffff" draw:textarea-vertical-align="middle" fo:padding-top="0.139cm" fo:padding-bottom="0.139cm" fo:padding-left="0.264cm" fo:padding-right="0.264cm"/>
    </style:style>
    <style:style style:name="gr7" style:family="graphic" style:parent-style-name="standard">
      <style:graphic-properties draw:stroke="solid" draw:stroke-dash="_32__20_Dots_20_1_20_Dash" svg:stroke-width="0.028cm" svg:stroke-color="#808080" draw:marker-start="" draw:marker-start-width="0.242cm" draw:marker-end-width="0.242cm" draw:stroke-linejoin="round" svg:stroke-linecap="round" draw:fill-color="#808080" draw:textarea-vertical-align="middle" fo:padding-top="0.139cm" fo:padding-bottom="0.139cm" fo:padding-left="0.264cm" fo:padding-right="0.264cm"/>
    </style:style>
    <style:style style:name="gr8" style:family="graphic" style:parent-style-name="standard">
      <style:graphic-properties draw:stroke="none" svg:stroke-width="0cm" draw:marker-start-width="0.242cm" draw:marker-end-width="0.242cm" draw:fill="solid" draw:fill-color="#000000" draw:opacity="100%" draw:textarea-horizontal-align="center" draw:textarea-vertical-align="middle" fo:padding-top="0.139cm" fo:padding-bottom="0.139cm" fo:padding-left="0.264cm" fo:padding-right="0.264cm"/>
    </style:style>
    <style:style style:name="gr9" style:family="graphic" style:parent-style-name="standard">
      <style:graphic-properties draw:textarea-vertical-align="middle"/>
    </style:style>
    <style:style style:name="gr10" style:family="graphic" style:parent-style-name="objectwithoutfill">
      <style:graphic-properties draw:fill="none" draw:textarea-vertical-align="middle"/>
    </style:style>
    <style:style style:name="gr11" style:family="graphic" style:parent-style-name="standard">
      <style:graphic-properties svg:stroke-width="0.028cm" draw:marker-start-width="0.242cm" draw:marker-end-width="0.242cm" draw:fill-color="#eeeeee" draw:textarea-vertical-align="middle" fo:padding-top="0.139cm" fo:padding-bottom="0.139cm" fo:padding-left="0.264cm" fo:padding-right="0.264cm"/>
    </style:style>
    <style:style style:name="gr12" style:family="graphic" style:parent-style-name="standard">
      <style:graphic-properties draw:stroke="none" draw:textarea-horizontal-align="center" draw:textarea-vertical-align="middle" draw:auto-grow-height="false" fo:min-height="0.749cm" fo:min-width="0.499cm" draw:shadow="hidden"/>
    </style:style>
    <style:style style:name="gr13" style:family="graphic" style:parent-style-name="standard">
      <style:graphic-properties draw:fill="none" draw:textarea-horizontal-align="center" draw:textarea-vertical-align="middle" draw:auto-grow-height="false" fo:min-height="0.749cm" fo:min-width="0.499cm" draw:shadow="hidden"/>
    </style:style>
    <style:style style:name="gr14" style:family="graphic" style:parent-style-name="standard">
      <style:graphic-properties draw:stroke="none" draw:stroke-dash="_32__20_Dots_20_1_20_Dash" svg:stroke-width="0cm" svg:stroke-color="#808080" draw:marker-start="" draw:marker-start-width="0.242cm" draw:marker-end-width="0.242cm" draw:stroke-linejoin="round" svg:stroke-linecap="round" draw:fill-color="#808080" draw:textarea-vertical-align="middle" fo:padding-top="0.139cm" fo:padding-bottom="0.139cm" fo:padding-left="0.264cm" fo:padding-right="0.264cm"/>
    </style:style>
    <style:style style:name="gr15" style:family="graphic" style:parent-style-name="standard">
      <style:graphic-properties draw:stroke="none" draw:stroke-dash="_32__20_Dots_20_1_20_Dash" svg:stroke-width="0cm" svg:stroke-color="#808080" draw:marker-start="" draw:marker-start-width="0.242cm" draw:marker-end-width="0.242cm" draw:stroke-linejoin="round" svg:stroke-linecap="round" draw:fill="solid" draw:fill-color="#808080" draw:opacity="100%" draw:textarea-horizontal-align="center" draw:textarea-vertical-align="middle" fo:padding-top="0.139cm" fo:padding-bottom="0.139cm" fo:padding-left="0.264cm" fo:padding-right="0.264cm"/>
    </style:style>
    <style:style style:name="gr16" style:family="graphic" style:parent-style-name="standard">
      <style:graphic-properties draw:stroke="none" draw:stroke-dash="_32__20_Dots_20_1_20_Dash" svg:stroke-width="0.028cm" svg:stroke-color="#808080" draw:marker-start="" draw:marker-start-width="0.242cm" draw:marker-end-width="0.242cm" draw:stroke-linejoin="round" svg:stroke-linecap="round" draw:fill="solid" draw:fill-color="#ffffff" draw:textarea-horizontal-align="center" draw:textarea-vertical-align="middle" fo:padding-top="0.139cm" fo:padding-bottom="0.139cm" fo:padding-left="0.264cm" fo:padding-right="0.264cm" draw:shadow="hidden"/>
    </style:style>
    <style:style style:name="gr17" style:family="graphic" style:parent-style-name="standard">
      <style:graphic-properties draw:fill-color="#808080" draw:textarea-horizontal-align="justify" draw:textarea-vertical-align="middle" draw:auto-grow-height="false" fo:min-height="0cm" fo:min-width="0cm"/>
    </style:style>
    <style:style style:name="gr18" style:family="graphic" style:parent-style-name="standard">
      <style:graphic-properties draw:stroke="none" svg:stroke-color="#000000" draw:fill="none" draw:fill-color="#ffffff" draw:textarea-horizontal-align="left" draw:auto-grow-height="true" draw:auto-grow-width="true" fo:min-height="0.713cm" fo:min-width="1.623cm"/>
    </style:style>
    <style:style style:name="gr19" style:family="graphic" style:parent-style-name="standard">
      <style:graphic-properties draw:stroke="none" svg:stroke-color="#000000" draw:fill="none" draw:fill-color="#ffffff" draw:textarea-horizontal-align="left" draw:auto-grow-height="true" draw:auto-grow-width="true" fo:min-height="0.713cm" fo:min-width="1.56cm"/>
    </style:style>
    <style:style style:name="gr20" style:family="graphic" style:parent-style-name="objectwithoutfill">
      <style:graphic-properties draw:marker-end="Arrow" draw:marker-end-width="0.3cm" draw:fill="none" draw:textarea-vertical-align="middle"/>
    </style:style>
    <style:style style:name="gr21" style:family="graphic" style:parent-style-name="objectwithoutfill">
      <style:graphic-properties svg:stroke-width="0.028cm" draw:marker-start-width="0.242cm" draw:marker-end="Arrow" draw:marker-end-width="0.342cm" draw:fill="none" draw:textarea-vertical-align="middle" fo:padding-top="0.139cm" fo:padding-bottom="0.139cm" fo:padding-left="0.264cm" fo:padding-right="0.264cm"/>
    </style:style>
    <style:style style:name="gr22" style:family="graphic" style:parent-style-name="objectwithoutfill">
      <style:graphic-properties draw:stroke="solid" svg:stroke-width="0.028cm" draw:marker-start-width="0.242cm" draw:marker-end="Arrow" draw:marker-end-width="0.342cm" draw:fill="none" draw:textarea-vertical-align="middle" fo:padding-top="0.139cm" fo:padding-bottom="0.139cm" fo:padding-left="0.264cm" fo:padding-right="0.264cm"/>
    </style:style>
    <style:style style:name="gr23" style:family="graphic" style:parent-style-name="standard">
      <style:graphic-properties draw:fill-color="#cccccc" draw:textarea-vertical-align="middle" draw:auto-grow-height="false" fo:min-height="0cm" fo:min-width="0cm"/>
    </style:style>
    <style:style style:name="gr24" style:family="graphic" style:parent-style-name="standard">
      <style:graphic-properties draw:stroke="none" svg:stroke-color="#000000" draw:fill="none" draw:fill-color="#ffffff" draw:textarea-horizontal-align="left" draw:auto-grow-height="true" draw:auto-grow-width="false" fo:min-height="0.746cm" fo:min-width="0cm"/>
    </style:style>
    <style:style style:name="gr25" style:family="graphic" style:parent-style-name="Objekt_20_ohne_20_Füllung_20_und_20_ohne_20_Linie">
      <style:graphic-properties draw:textarea-vertical-align="middle" draw:shadow="hidden" draw:ole-draw-aspect="1" style:protect="size"/>
    </style:style>
    <style:style style:name="gr2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auto-grow-height="true" draw:auto-grow-width="false" fo:min-height="0.284cm" fo:min-width="0cm" fo:padding-top="0.125cm" fo:padding-bottom="0.125cm" fo:padding-left="0.25cm" fo:padding-right="0.25cm" draw:shadow="hidden" draw:shadow-offset-x="0.2cm" draw:shadow-offset-y="0.2cm" draw:shadow-color="#808080"/>
    </style:style>
    <style:style style:name="gr27" style:family="graphic" style:parent-style-name="Objekt_20_ohne_20_Füllung_20_und_20_ohne_20_Linie">
      <style:graphic-properties draw:textarea-vertical-align="middle" draw:ole-draw-aspect="1" style:protect="size"/>
    </style:style>
    <style:style style:name="gr2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auto-grow-height="true" draw:auto-grow-width="false" fo:min-height="0.013cm" fo:min-width="0cm" fo:padding-top="0.125cm" fo:padding-bottom="0.125cm" fo:padding-left="0.25cm" fo:padding-right="0.25cm" draw:shadow="hidden" draw:shadow-offset-x="0.2cm" draw:shadow-offset-y="0.2cm" draw:shadow-color="#808080"/>
    </style:style>
    <style:style style:name="gr29" style:family="graphic" style:parent-style-name="objectwithoutfill">
      <style:graphic-properties draw:stroke="solid" draw:stroke-dash="Ultrafine_20_2_20_Dots_20_3_20_Dashes" svg:stroke-width="0.028cm" draw:marker-start-width="0.242cm" draw:marker-end="Arrow" draw:marker-end-width="0.342cm" draw:fill="none" draw:textarea-vertical-align="middle" fo:padding-top="0.139cm" fo:padding-bottom="0.139cm" fo:padding-left="0.264cm" fo:padding-right="0.264cm"/>
    </style:style>
    <style:style style:name="gr30" style:family="graphic" style:parent-style-name="standard">
      <style:graphic-properties draw:fill-color="#cccccc" draw:textarea-horizontal-align="justify" draw:textarea-vertical-align="middle" draw:auto-grow-height="false" fo:min-height="0cm" fo:min-width="0cm"/>
    </style:style>
    <style:style style:name="gr31" style:family="graphic" style:parent-style-name="standard">
      <style:graphic-properties draw:fill-color="#b2b2b2" draw:textarea-vertical-align="middle"/>
    </style:style>
    <style:style style:name="P1" style:family="paragraph">
      <style:paragraph-properties fo:text-align="center"/>
    </style:style>
    <style:style style:name="P2" style:family="paragraph">
      <style:paragraph-properties fo:text-align="center"/>
      <style:text-properties fo:color="#ffffff" fo:font-size="20pt"/>
    </style:style>
    <style:style style:name="P3" style:family="paragraph">
      <style:text-properties fo:font-size="6pt" fo:font-style="italic" fo:font-weight="bold" style:font-size-asian="6pt" style:font-style-asian="italic" style:font-size-complex="6pt" style:font-style-complex="italic"/>
    </style:style>
    <style:style style:name="P4" style:family="paragraph">
      <style:paragraph-properties fo:text-align="center"/>
      <style:text-properties fo:font-size="18pt" fo:font-weight="bold" style:font-size-asian="18pt" style:font-size-complex="18pt"/>
    </style:style>
    <style:style style:name="P5" style:family="paragraph">
      <style:paragraph-properties fo:margin-left="0cm" fo:margin-right="0cm" fo:margin-top="0cm" fo:margin-bottom="0cm" fo:line-height="100%" fo:text-indent="0cm"/>
      <style:text-properties fo:font-weight="bold"/>
    </style:style>
    <style:style style:name="P6" style:family="paragraph">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6pt" fo:font-style="italic" fo:text-shadow="none" style:text-underline-style="none" fo:font-weight="bold" style:letter-kerning="true" style:font-family-asian="'Microsoft YaHei'" style:font-family-generic-asian="system" style:font-pitch-asian="variable" style:font-size-asian="6pt" style:font-style-asian="italic" style:font-weight-asian="normal" style:font-family-complex="Mangal" style:font-family-generic-complex="system" style:font-pitch-complex="variable" style:font-size-complex="6pt" style:font-style-complex="italic" style:font-weight-complex="normal" style:text-emphasize="none" style:font-relief="none" style:text-overline-style="none" style:text-overline-color="font-color"/>
    </style:style>
    <style:style style:name="P7" style:family="paragraph">
      <style:paragraph-properties fo:margin-left="0cm" fo:margin-right="0cm" fo:margin-top="0cm" fo:margin-bottom="0cm" fo:line-height="100%" fo:text-indent="0cm"/>
      <style:text-properties fo:font-size="8pt" fo:font-weight="bold"/>
    </style:style>
    <style:style style:name="P8" style:family="paragraph">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8pt" fo:font-style="italic" fo:text-shadow="none" style:text-underline-style="none" fo:font-weight="bold" style:letter-kerning="true" style:font-family-asian="'Microsoft YaHei'" style:font-family-generic-asian="system" style:font-pitch-asian="variable" style:font-size-asian="6pt" style:font-style-asian="italic" style:font-weight-asian="normal" style:font-family-complex="Mangal" style:font-family-generic-complex="system" style:font-pitch-complex="variable" style:font-size-complex="6pt" style:font-style-complex="italic" style:font-weight-complex="normal" style:text-emphasize="none" style:font-relief="none" style:text-overline-style="none" style:text-overline-color="font-color"/>
    </style:style>
    <style:style style:name="P9" style:family="paragraph">
      <style:paragraph-properties fo:margin-left="0cm" fo:margin-right="0.152cm" fo:text-align="center" fo:text-indent="0cm"/>
    </style:style>
    <style:style style:name="P10" style:family="paragraph">
      <style:paragraph-properties fo:margin-left="0cm" fo:margin-right="0.152cm" fo:text-align="center" fo:text-indent="0cm"/>
      <style:text-properties fo:color="#ffffff" fo:font-size="24pt"/>
    </style:style>
    <style:style style:name="T1" style:family="text">
      <style:text-properties fo:color="#ffffff" fo:font-size="20pt"/>
    </style:style>
    <style:style style:name="T2" style:family="text">
      <style:text-properties style:use-window-font-color="true" style:text-outline="false" style:text-line-through-style="none" fo:font-family="Arial" style:font-family-generic="roman" style:font-pitch="variable" fo:font-size="6pt" fo:font-style="italic" fo:text-shadow="none" style:text-underline-style="none" style:letter-kerning="true" style:font-family-asian="'Microsoft YaHei'" style:font-family-generic-asian="system" style:font-pitch-asian="variable" style:font-size-asian="6pt" style:font-style-asian="italic" style:font-weight-asian="normal" style:font-family-complex="Mangal" style:font-family-generic-complex="system" style:font-pitch-complex="variable" style:font-size-complex="6pt" style:font-style-complex="italic" style:font-weight-complex="normal" style:text-emphasize="none" style:font-relief="none" style:text-overline-style="none" style:text-overline-color="font-color"/>
    </style:style>
    <style:style style:name="T3" style:family="text">
      <style:text-properties style:use-window-font-color="true" style:text-outline="false" style:text-line-through-style="none" fo:font-family="Arial" style:font-family-generic="roman" style:font-pitch="variable" fo:font-style="italic" fo:text-shadow="none" style:text-underline-style="none" style:letter-kerning="true" style:font-family-asian="'Microsoft YaHei'" style:font-family-generic-asian="system" style:font-pitch-asian="variable" style:font-size-asian="6pt" style:font-style-asian="italic" style:font-weight-asian="normal" style:font-family-complex="Mangal" style:font-family-generic-complex="system" style:font-pitch-complex="variable" style:font-size-complex="6pt" style:font-style-complex="italic" style:font-weight-complex="normal" style:text-emphasize="none" style:font-relief="none" style:text-overline-style="none" style:text-overline-color="font-color"/>
    </style:style>
    <style:style style:name="T4" style:family="text">
      <style:text-properties fo:color="#ffffff" fo:font-size="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g xml:id="id2" draw:id="id2">
          <draw:polygon draw:style-name="gr1" draw:text-style-name="P1" draw:layer="layout" svg:width="2.003cm" svg:height="2.103cm" svg:x="1.242cm" svg:y="3.093cm" svg:viewBox="0 0 2004 2104" draw:points="0,2098 1,1991 5,1885 12,1780 21,1675 33,1571 47,1469 64,1368 83,1269 104,1173 128,1078 154,987 182,898 212,812 244,730 279,651 315,576 352,504 392,437 433,374 475,316 519,262 564,214 610,169 657,130 705,96 754,67 803,43 853,24 904,11 954,3 1005,0 1056,3 1106,11 1157,25 1207,43 1256,68 1305,97 1353,131 1400,171 1446,216 1491,266 1535,320 1577,379 1618,442 1657,509 1695,581 1731,656 1764,735 1796,817 1826,903 1854,992 1879,1084 1903,1178 1924,1275 1943,1374 1959,1475 1973,1577 1984,1681 1992,1786 1999,1891 2003,1998 2004,2104 1002,2103">
            <text:p/>
          </draw:polygon>
          <draw:polygon draw:style-name="gr2" draw:text-style-name="P1" draw:layer="layout" svg:width="2.003cm" svg:height="2.103cm" svg:x="1.242cm" svg:y="3.093cm" svg:viewBox="0 0 2004 2104" draw:points="0,2098 1,1991 5,1885 12,1780 21,1675 33,1571 47,1469 64,1368 83,1269 104,1173 128,1078 154,987 182,898 212,812 244,730 279,651 315,576 352,504 392,437 433,374 475,316 519,262 564,214 610,169 657,130 705,96 754,67 803,43 853,24 904,11 954,3 1005,0 1056,3 1106,11 1157,25 1207,43 1256,68 1305,97 1353,131 1400,171 1446,216 1491,266 1535,320 1577,379 1618,442 1657,509 1695,581 1731,656 1764,735 1796,817 1826,903 1854,992 1879,1084 1903,1178 1924,1275 1943,1374 1959,1475 1973,1577 1984,1681 1992,1786 1999,1891 2003,1998 2004,2104 1002,2103">
            <text:p/>
          </draw:polygon>
        </draw:g>
        <draw:rect draw:style-name="gr3" draw:text-style-name="P1" draw:layer="layout" svg:width="0.5cm" svg:height="0.5cm" svg:x="1.248cm" svg:y="8.599cm">
          <text:p/>
        </draw:rect>
        <draw:rect draw:style-name="gr3" draw:text-style-name="P1" draw:layer="layout" svg:width="0.5cm" svg:height="0.5cm" svg:x="1.748cm" svg:y="8.599cm">
          <text:p/>
        </draw:rect>
        <draw:rect draw:style-name="gr3" draw:text-style-name="P1" draw:layer="layout" svg:width="0.5cm" svg:height="0.5cm" svg:x="2.248cm" svg:y="8.599cm">
          <text:p/>
        </draw:rect>
        <draw:rect draw:style-name="gr3" draw:text-style-name="P1" draw:layer="layout" svg:width="0.5cm" svg:height="0.5cm" svg:x="2.748cm" svg:y="8.599cm">
          <text:p/>
        </draw:rect>
        <draw:rect draw:style-name="gr3" draw:text-style-name="P1" draw:layer="layout" svg:width="0.5cm" svg:height="0.5cm" svg:x="1.248cm" svg:y="9.099cm">
          <text:p/>
        </draw:rect>
        <draw:rect draw:style-name="gr3" draw:text-style-name="P1" draw:layer="layout" svg:width="0.5cm" svg:height="0.5cm" svg:x="1.748cm" svg:y="9.099cm">
          <text:p/>
        </draw:rect>
        <draw:rect draw:style-name="gr3" draw:text-style-name="P1" draw:layer="layout" svg:width="0.5cm" svg:height="0.5cm" svg:x="2.248cm" svg:y="9.099cm">
          <text:p/>
        </draw:rect>
        <draw:rect draw:style-name="gr3" draw:text-style-name="P1" draw:layer="layout" svg:width="0.5cm" svg:height="0.5cm" svg:x="2.748cm" svg:y="9.099cm">
          <text:p/>
        </draw:rect>
        <draw:rect draw:style-name="gr3" draw:text-style-name="P1" draw:layer="layout" svg:width="0.5cm" svg:height="0.5cm" svg:x="1.248cm" svg:y="9.599cm">
          <text:p/>
        </draw:rect>
        <draw:rect draw:style-name="gr3" draw:text-style-name="P1" draw:layer="layout" svg:width="0.5cm" svg:height="0.5cm" svg:x="1.748cm" svg:y="9.599cm">
          <text:p/>
        </draw:rect>
        <draw:rect draw:style-name="gr3" draw:text-style-name="P1" draw:layer="layout" svg:width="0.5cm" svg:height="0.5cm" svg:x="2.248cm" svg:y="9.599cm">
          <text:p/>
        </draw:rect>
        <draw:rect draw:style-name="gr3" draw:text-style-name="P1" draw:layer="layout" svg:width="0.5cm" svg:height="0.5cm" svg:x="2.748cm" svg:y="9.599cm">
          <text:p/>
        </draw:rect>
        <draw:rect draw:style-name="gr3" draw:text-style-name="P1" draw:layer="layout" svg:width="0.5cm" svg:height="0.5cm" svg:x="1.248cm" svg:y="10.099cm">
          <text:p/>
        </draw:rect>
        <draw:rect draw:style-name="gr3" draw:text-style-name="P1" draw:layer="layout" svg:width="0.5cm" svg:height="0.5cm" svg:x="2.248cm" svg:y="10.099cm">
          <text:p/>
        </draw:rect>
        <draw:rect draw:style-name="gr3" draw:text-style-name="P1" draw:layer="layout" svg:width="0.5cm" svg:height="0.5cm" svg:x="2.748cm" svg:y="10.099cm">
          <text:p/>
        </draw:rect>
        <draw:rect draw:style-name="gr3" draw:text-style-name="P1" draw:layer="layout" svg:width="0.5cm" svg:height="0.5cm" svg:x="3.248cm" svg:y="8.599cm">
          <text:p/>
        </draw:rect>
        <draw:rect draw:style-name="gr3" draw:text-style-name="P1" draw:layer="layout" svg:width="0.5cm" svg:height="0.5cm" svg:x="3.748cm" svg:y="8.599cm">
          <text:p/>
        </draw:rect>
        <draw:rect draw:style-name="gr3" draw:text-style-name="P1" draw:layer="layout" svg:width="0.5cm" svg:height="0.5cm" svg:x="4.248cm" svg:y="8.599cm">
          <text:p/>
        </draw:rect>
        <draw:rect draw:style-name="gr3" draw:text-style-name="P1" draw:layer="layout" svg:width="0.5cm" svg:height="0.5cm" svg:x="4.748cm" svg:y="8.599cm">
          <text:p/>
        </draw:rect>
        <draw:rect draw:style-name="gr3" draw:text-style-name="P1" draw:layer="layout" svg:width="0.5cm" svg:height="0.5cm" svg:x="3.248cm" svg:y="9.099cm">
          <text:p/>
        </draw:rect>
        <draw:rect draw:style-name="gr3" draw:text-style-name="P1" draw:layer="layout" svg:width="0.5cm" svg:height="0.5cm" svg:x="3.748cm" svg:y="9.099cm">
          <text:p/>
        </draw:rect>
        <draw:rect draw:style-name="gr3" draw:text-style-name="P1" draw:layer="layout" svg:width="0.5cm" svg:height="0.5cm" svg:x="4.248cm" svg:y="9.099cm">
          <text:p/>
        </draw:rect>
        <draw:rect draw:style-name="gr3" draw:text-style-name="P1" draw:layer="layout" svg:width="0.5cm" svg:height="0.5cm" svg:x="4.748cm" svg:y="9.099cm">
          <text:p/>
        </draw:rect>
        <draw:rect draw:style-name="gr3" draw:text-style-name="P1" draw:layer="layout" svg:width="0.5cm" svg:height="0.5cm" svg:x="3.248cm" svg:y="9.599cm">
          <text:p/>
        </draw:rect>
        <draw:rect draw:style-name="gr3" draw:text-style-name="P1" draw:layer="layout" svg:width="0.5cm" svg:height="0.5cm" svg:x="3.748cm" svg:y="9.599cm">
          <text:p/>
        </draw:rect>
        <draw:rect draw:style-name="gr3" draw:text-style-name="P1" draw:layer="layout" svg:width="0.5cm" svg:height="0.5cm" svg:x="4.248cm" svg:y="9.599cm">
          <text:p/>
        </draw:rect>
        <draw:rect draw:style-name="gr3" draw:text-style-name="P1" draw:layer="layout" svg:width="0.5cm" svg:height="0.5cm" svg:x="4.748cm" svg:y="9.599cm">
          <text:p/>
        </draw:rect>
        <draw:rect draw:style-name="gr3" draw:text-style-name="P1" draw:layer="layout" svg:width="0.5cm" svg:height="0.5cm" svg:x="3.248cm" svg:y="10.099cm">
          <text:p/>
        </draw:rect>
        <draw:rect draw:style-name="gr3" draw:text-style-name="P1" draw:layer="layout" svg:width="0.5cm" svg:height="0.5cm" svg:x="3.748cm" svg:y="10.099cm">
          <text:p/>
        </draw:rect>
        <draw:rect draw:style-name="gr3" draw:text-style-name="P1" draw:layer="layout" svg:width="0.5cm" svg:height="0.5cm" svg:x="4.248cm" svg:y="10.099cm">
          <text:p/>
        </draw:rect>
        <draw:rect draw:style-name="gr3" draw:text-style-name="P1" draw:layer="layout" svg:width="0.5cm" svg:height="0.5cm" svg:x="4.748cm" svg:y="10.099cm">
          <text:p/>
        </draw:rect>
        <draw:rect draw:style-name="gr3" draw:text-style-name="P1" draw:layer="layout" svg:width="0.5cm" svg:height="0.5cm" svg:x="3.248cm" svg:y="10.599cm">
          <text:p/>
        </draw:rect>
        <draw:rect draw:style-name="gr3" draw:text-style-name="P1" draw:layer="layout" svg:width="0.5cm" svg:height="0.5cm" svg:x="3.748cm" svg:y="10.599cm">
          <text:p/>
        </draw:rect>
        <draw:rect draw:style-name="gr3" draw:text-style-name="P1" draw:layer="layout" svg:width="0.5cm" svg:height="0.5cm" svg:x="4.248cm" svg:y="10.599cm">
          <text:p/>
        </draw:rect>
        <draw:rect draw:style-name="gr3" draw:text-style-name="P1" draw:layer="layout" svg:width="0.5cm" svg:height="0.5cm" svg:x="4.748cm" svg:y="10.599cm">
          <text:p/>
        </draw:rect>
        <draw:rect draw:style-name="gr3" draw:text-style-name="P1" draw:layer="layout" svg:width="0.5cm" svg:height="0.5cm" svg:x="3.748cm" svg:y="11.099cm">
          <text:p/>
        </draw:rect>
        <draw:rect draw:style-name="gr3" draw:text-style-name="P1" draw:layer="layout" svg:width="0.5cm" svg:height="0.5cm" svg:x="4.248cm" svg:y="11.099cm">
          <text:p/>
        </draw:rect>
        <draw:rect draw:style-name="gr3" draw:text-style-name="P1" draw:layer="layout" svg:width="0.5cm" svg:height="0.5cm" svg:x="4.748cm" svg:y="11.099cm">
          <text:p/>
        </draw:rect>
        <draw:rect draw:style-name="gr3" draw:text-style-name="P1" draw:layer="layout" svg:width="0.5cm" svg:height="0.5cm" svg:x="3.748cm" svg:y="11.599cm">
          <text:p/>
        </draw:rect>
        <draw:rect draw:style-name="gr3" draw:text-style-name="P1" draw:layer="layout" svg:width="0.5cm" svg:height="0.5cm" svg:x="4.248cm" svg:y="11.599cm">
          <text:p/>
        </draw:rect>
        <draw:rect draw:style-name="gr3" draw:text-style-name="P1" draw:layer="layout" svg:width="0.5cm" svg:height="0.5cm" svg:x="4.748cm" svg:y="11.599cm">
          <text:p/>
        </draw:rect>
        <draw:rect draw:style-name="gr3" draw:text-style-name="P1" draw:layer="layout" svg:width="0.5cm" svg:height="0.5cm" svg:x="3.748cm" svg:y="12.099cm">
          <text:p/>
        </draw:rect>
        <draw:rect draw:style-name="gr3" draw:text-style-name="P1" draw:layer="layout" svg:width="0.5cm" svg:height="0.5cm" svg:x="4.248cm" svg:y="12.099cm">
          <text:p/>
        </draw:rect>
        <draw:rect draw:style-name="gr3" draw:text-style-name="P1" draw:layer="layout" svg:width="0.5cm" svg:height="0.5cm" svg:x="4.748cm" svg:y="12.099cm">
          <text:p/>
        </draw:rect>
        <draw:rect draw:style-name="gr3" draw:text-style-name="P1" draw:layer="layout" svg:width="0.5cm" svg:height="0.5cm" svg:x="1.248cm" svg:y="10.599cm">
          <text:p/>
        </draw:rect>
        <draw:rect draw:style-name="gr3" draw:text-style-name="P1" draw:layer="layout" svg:width="0.5cm" svg:height="0.5cm" svg:x="1.748cm" svg:y="10.599cm">
          <text:p/>
        </draw:rect>
        <draw:rect draw:style-name="gr3" draw:text-style-name="P1" draw:layer="layout" svg:width="0.5cm" svg:height="0.5cm" svg:x="1.248cm" svg:y="11.099cm">
          <text:p/>
        </draw:rect>
        <draw:rect draw:style-name="gr3" draw:text-style-name="P1" draw:layer="layout" svg:width="0.5cm" svg:height="0.5cm" svg:x="1.748cm" svg:y="11.099cm">
          <text:p/>
        </draw:rect>
        <draw:rect draw:style-name="gr3" draw:text-style-name="P1" draw:layer="layout" svg:width="0.5cm" svg:height="0.5cm" svg:x="1.248cm" svg:y="11.599cm">
          <text:p/>
        </draw:rect>
        <draw:rect draw:style-name="gr3" draw:text-style-name="P1" draw:layer="layout" svg:width="0.5cm" svg:height="0.5cm" svg:x="1.748cm" svg:y="11.599cm">
          <text:p/>
        </draw:rect>
        <draw:rect draw:style-name="gr3" draw:text-style-name="P1" draw:layer="layout" svg:width="0.5cm" svg:height="0.5cm" svg:x="2.748cm" svg:y="11.599cm">
          <text:p/>
        </draw:rect>
        <draw:rect draw:style-name="gr3" draw:text-style-name="P1" draw:layer="layout" svg:width="0.5cm" svg:height="0.5cm" svg:x="1.248cm" svg:y="12.099cm">
          <text:p/>
        </draw:rect>
        <draw:rect draw:style-name="gr3" draw:text-style-name="P1" draw:layer="layout" svg:width="0.5cm" svg:height="0.5cm" svg:x="1.748cm" svg:y="12.099cm">
          <text:p/>
        </draw:rect>
        <draw:rect draw:style-name="gr3" draw:text-style-name="P1" draw:layer="layout" svg:width="0.5cm" svg:height="0.5cm" svg:x="2.248cm" svg:y="12.099cm">
          <text:p/>
        </draw:rect>
        <draw:rect draw:style-name="gr3" draw:text-style-name="P1" draw:layer="layout" svg:width="0.5cm" svg:height="0.5cm" svg:x="2.748cm" svg:y="12.099cm">
          <text:p/>
        </draw:rect>
        <draw:circle draw:style-name="gr4" draw:text-style-name="P1" draw:layer="layout" svg:width="0.4cm" svg:height="0.4cm" svg:x="3.299cm" svg:y="10.65cm">
          <text:p/>
        </draw:circle>
        <draw:circle draw:style-name="gr5" draw:text-style-name="P1" draw:layer="layout" svg:width="0.4cm" svg:height="0.4cm" svg:x="3.299cm" svg:y="10.15cm">
          <text:p/>
        </draw:circle>
        <draw:circle draw:style-name="gr4" draw:text-style-name="P1" draw:layer="layout" svg:width="0.4cm" svg:height="0.4cm" svg:x="2.799cm" svg:y="10.15cm">
          <text:p/>
        </draw:circle>
        <draw:rect draw:style-name="gr5" draw:text-style-name="P1" draw:layer="layout" svg:width="1cm" svg:height="1cm" svg:x="6.248cm" svg:y="8.599cm">
          <text:p/>
        </draw:rect>
        <draw:rect draw:style-name="gr5" draw:text-style-name="P1" draw:layer="layout" svg:width="1cm" svg:height="1cm" svg:x="7.248cm" svg:y="8.599cm">
          <text:p/>
        </draw:rect>
        <draw:rect draw:style-name="gr5" draw:text-style-name="P1" draw:layer="layout" svg:width="1cm" svg:height="1cm" svg:x="8.248cm" svg:y="8.599cm">
          <text:p/>
        </draw:rect>
        <draw:rect draw:style-name="gr6" draw:text-style-name="P1" draw:layer="layout" svg:width="1cm" svg:height="1cm" svg:x="9.248cm" svg:y="8.599cm">
          <text:p text:style-name="P1">X</text:p>
        </draw:rect>
        <draw:rect draw:style-name="gr6" draw:text-style-name="P1" draw:layer="layout" svg:width="1cm" svg:height="1cm" svg:x="6.248cm" svg:y="9.599cm">
          <text:p text:style-name="P1">X</text:p>
        </draw:rect>
        <draw:rect draw:style-name="gr6" draw:text-style-name="P1" draw:layer="layout" svg:width="1cm" svg:height="1cm" svg:x="7.248cm" svg:y="9.599cm">
          <text:p text:style-name="P1">X</text:p>
        </draw:rect>
        <draw:rect draw:style-name="gr6" draw:text-style-name="P1" draw:layer="layout" svg:width="1cm" svg:height="1cm" svg:x="8.248cm" svg:y="9.599cm">
          <text:p text:style-name="P1">X</text:p>
        </draw:rect>
        <draw:rect draw:style-name="gr6" draw:text-style-name="P1" draw:layer="layout" svg:width="1cm" svg:height="1cm" svg:x="9.248cm" svg:y="9.599cm">
          <text:p text:style-name="P1">O</text:p>
        </draw:rect>
        <draw:rect draw:style-name="gr5" draw:text-style-name="P1" draw:layer="layout" svg:width="1cm" svg:height="1cm" svg:x="6.248cm" svg:y="10.599cm">
          <text:p/>
        </draw:rect>
        <draw:rect draw:style-name="gr6" draw:text-style-name="P1" draw:layer="layout" svg:width="1cm" svg:height="1cm" svg:x="7.248cm" svg:y="10.599cm">
          <text:p text:style-name="P1">X</text:p>
        </draw:rect>
        <draw:rect draw:style-name="gr5" draw:text-style-name="P1" draw:layer="layout" svg:width="1cm" svg:height="1cm" svg:x="8.248cm" svg:y="10.599cm">
          <text:p/>
        </draw:rect>
        <draw:rect draw:style-name="gr6" draw:text-style-name="P1" draw:layer="layout" svg:width="1cm" svg:height="1cm" svg:x="9.248cm" svg:y="10.599cm">
          <text:p text:style-name="P1">O</text:p>
        </draw:rect>
        <draw:rect draw:style-name="gr6" draw:text-style-name="P1" draw:layer="layout" svg:width="1cm" svg:height="1cm" svg:x="6.248cm" svg:y="11.599cm">
          <text:p text:style-name="P1">X</text:p>
        </draw:rect>
        <draw:rect draw:style-name="gr6" draw:text-style-name="P1" draw:layer="layout" svg:width="1cm" svg:height="1cm" svg:x="7.248cm" svg:y="11.599cm">
          <text:p text:style-name="P1">O</text:p>
        </draw:rect>
        <draw:rect draw:style-name="gr6" draw:text-style-name="P1" draw:layer="layout" svg:width="1cm" svg:height="1cm" svg:x="8.248cm" svg:y="11.599cm">
          <text:p text:style-name="P1">O</text:p>
        </draw:rect>
        <draw:rect draw:style-name="gr6" draw:text-style-name="P1" draw:layer="layout" svg:width="1cm" svg:height="1cm" svg:x="9.248cm" svg:y="11.599cm">
          <text:p text:style-name="P1">O</text:p>
        </draw:rect>
        <draw:rect draw:style-name="gr7" draw:text-style-name="P2" draw:layer="layout" svg:width="0.8cm" svg:height="0.8cm" svg:x="0.248cm" svg:y="3.848cm" draw:corner-radius="0.1cm">
          <text:p text:style-name="P1"><text:span text:style-name="T1">a</text:span></text:p>
        </draw:rect>
        <draw:rect draw:style-name="gr3" draw:text-style-name="P1" draw:layer="layout" svg:width="0.5cm" svg:height="0.5cm" svg:x="2.248cm" svg:y="11.599cm">
          <text:p/>
        </draw:rect>
        <draw:circle draw:style-name="gr4" draw:text-style-name="P1" draw:layer="layout" svg:width="0.4cm" svg:height="0.4cm" svg:x="2.299cm" svg:y="11.65cm">
          <text:p/>
        </draw:circle>
        <draw:rect draw:style-name="gr3" draw:text-style-name="P1" draw:layer="layout" svg:width="0.5cm" svg:height="0.5cm" svg:x="2.248cm" svg:y="10.599cm">
          <text:p/>
        </draw:rect>
        <draw:circle draw:style-name="gr5" draw:text-style-name="P1" draw:layer="layout" svg:width="0.4cm" svg:height="0.4cm" svg:x="2.299cm" svg:y="10.65cm">
          <text:p/>
        </draw:circle>
        <draw:rect draw:style-name="gr3" draw:text-style-name="P1" draw:layer="layout" svg:width="0.5cm" svg:height="0.5cm" svg:x="2.748cm" svg:y="10.599cm">
          <text:p/>
        </draw:rect>
        <draw:circle draw:style-name="gr4" draw:text-style-name="P1" draw:layer="layout" svg:width="0.4cm" svg:height="0.4cm" svg:x="2.799cm" svg:y="10.65cm">
          <text:p/>
        </draw:circle>
        <draw:rect draw:style-name="gr3" draw:text-style-name="P1" draw:layer="layout" svg:width="0.5cm" svg:height="0.5cm" svg:x="3.248cm" svg:y="11.099cm">
          <text:p/>
        </draw:rect>
        <draw:circle draw:style-name="gr5" draw:text-style-name="P1" draw:layer="layout" svg:width="0.4cm" svg:height="0.4cm" svg:x="3.299cm" svg:y="11.15cm">
          <text:p/>
        </draw:circle>
        <draw:rect draw:style-name="gr3" draw:text-style-name="P1" draw:layer="layout" svg:width="0.5cm" svg:height="0.5cm" svg:x="3.248cm" svg:y="11.599cm">
          <text:p/>
        </draw:rect>
        <draw:circle draw:style-name="gr5" draw:text-style-name="P1" draw:layer="layout" svg:width="0.4cm" svg:height="0.4cm" svg:x="3.299cm" svg:y="11.65cm">
          <text:p/>
        </draw:circle>
        <draw:rect draw:style-name="gr3" draw:text-style-name="P1" draw:layer="layout" svg:width="0.5cm" svg:height="0.5cm" svg:x="3.248cm" svg:y="12.099cm">
          <text:p/>
        </draw:rect>
        <draw:circle draw:style-name="gr5" draw:text-style-name="P1" draw:layer="layout" svg:width="0.4cm" svg:height="0.4cm" svg:x="3.299cm" svg:y="12.15cm">
          <text:p/>
        </draw:circle>
        <draw:rect draw:style-name="gr3" draw:text-style-name="P1" draw:layer="layout" svg:width="0.5cm" svg:height="0.5cm" svg:x="2.248cm" svg:y="11.099cm">
          <text:p/>
        </draw:rect>
        <draw:circle draw:style-name="gr4" draw:text-style-name="P1" draw:layer="layout" svg:width="0.4cm" svg:height="0.4cm" svg:x="2.299cm" svg:y="11.15cm">
          <text:p/>
        </draw:circle>
        <draw:rect draw:style-name="gr3" draw:text-style-name="P1" draw:layer="layout" svg:width="0.5cm" svg:height="0.5cm" svg:x="1.748cm" svg:y="10.099cm">
          <text:p/>
        </draw:rect>
        <draw:circle draw:style-name="gr5" draw:text-style-name="P1" draw:layer="layout" svg:width="0.4cm" svg:height="0.4cm" svg:x="1.799cm" svg:y="10.15cm">
          <text:p/>
        </draw:circle>
        <draw:rect draw:style-name="gr3" draw:text-style-name="P1" draw:layer="layout" svg:width="0.5cm" svg:height="0.5cm" svg:x="2.748cm" svg:y="11.099cm">
          <text:p/>
        </draw:rect>
        <draw:circle draw:style-name="gr5" draw:text-style-name="P1" draw:layer="layout" svg:width="0.4cm" svg:height="0.4cm" svg:x="2.799cm" svg:y="11.15cm">
          <text:p/>
        </draw:circle>
        <draw:polygon draw:style-name="gr8" draw:text-style-name="P1" draw:layer="layout" svg:width="1.104cm" svg:height="0.227cm" svg:x="2.345cm" svg:y="3.785cm" svg:viewBox="0 0 1105 228" draw:points="5,228 3,214 0,200 1100,0 1103,14 1105,28">
          <text:p/>
        </draw:polygon>
        <draw:path draw:style-name="gr9" draw:text-style-name="P1" draw:layer="layout" svg:width="0.599cm" svg:height="0.499cm" svg:x="1.948cm" svg:y="3.799cm" svg:viewBox="0 0 600 500" svg:d="M300 500c-55 0-102-10-150-33-48-24-82-52-110-92-27-40-40-79-40-125s13-85 40-125c28-40 62-68 110-92 48-23 95-33 150-33s102 10 150 33c48 24 82 52 110 92 27 40 40 79 40 125s-13 85-40 125c-28 40-62 68-110 92-48 23-95 33-150 33z">
          <text:p/>
        </draw:path>
        <draw:line draw:style-name="gr10" draw:text-style-name="P1" draw:layer="layout" svg:x1="3.548cm" svg:y1="3.599cm" svg:x2="3.448cm" svg:y2="3.799cm">
          <text:p/>
        </draw:line>
        <draw:line draw:style-name="gr10" draw:text-style-name="P1" draw:layer="layout" svg:x1="3.448cm" svg:y1="3.799cm" svg:x2="3.648cm" svg:y2="3.699cm">
          <text:p/>
        </draw:line>
        <draw:line draw:style-name="gr10" draw:text-style-name="P1" draw:layer="layout" svg:x1="3.448cm" svg:y1="3.799cm" svg:x2="3.648cm" svg:y2="3.799cm">
          <text:p/>
        </draw:line>
        <draw:line draw:style-name="gr10" draw:text-style-name="P1" draw:layer="layout" svg:x1="3.448cm" svg:y1="3.799cm" svg:x2="3.648cm" svg:y2="3.899cm">
          <text:p/>
        </draw:line>
        <draw:path draw:style-name="gr9" draw:text-style-name="P1" draw:layer="layout" svg:width="0.399cm" svg:height="0.399cm" svg:x="1.548cm" svg:y="5.199cm" svg:viewBox="0 0 400 400" svg:d="M200 400c-37 0-68-8-100-27-32-18-55-41-73-73-19-32-27-63-27-100s8-68 27-100c18-32 41-55 73-73 32-19 63-27 100-27s68 8 100 27c32 18 55 41 73 73 19 32 27 63 27 100s-8 68-27 100c-18 32-41 55-73 73-32 19-63 27-100 27z">
          <text:p/>
        </draw:path>
        <draw:path draw:style-name="gr9" draw:text-style-name="P1" draw:layer="layout" svg:width="0.399cm" svg:height="0.399cm" svg:x="2.448cm" svg:y="5.199cm" svg:viewBox="0 0 400 400" svg:d="M200 400c-37 0-68-8-100-27-32-18-55-41-73-73-19-32-27-63-27-100s8-68 27-100c18-32 41-55 73-73 32-19 63-27 100-27s68 8 100 27c32 18 55 41 73 73 19 32 27 63 27 100s-8 68-27 100c-18 32-41 55-73 73-32 19-63 27-100 27z">
          <text:p/>
        </draw:path>
        <draw:polygon draw:style-name="gr8" draw:text-style-name="P1" draw:layer="layout" svg:width="1.104cm" svg:height="0.227cm" svg:x="2.346cm" svg:y="3.785cm" svg:viewBox="0 0 1105 228" draw:points="5,228 3,214 0,200 1100,0 1103,14 1105,28">
          <text:p/>
        </draw:polygon>
        <draw:path draw:style-name="gr11" draw:text-style-name="P1" draw:layer="layout" svg:width="0.599cm" svg:height="0.499cm" svg:x="1.949cm" svg:y="3.799cm" svg:viewBox="0 0 600 500" svg:d="M300 500c-55 0-102-10-150-33-48-24-82-52-110-92-27-40-40-79-40-125s13-85 40-125c28-40 62-68 110-92 48-23 95-33 150-33s102 10 150 33c48 24 82 52 110 92 27 40 40 79 40 125s-13 85-40 125c-28 40-62 68-110 92-48 23-95 33-150 33z">
          <text:p/>
        </draw:path>
        <draw:line draw:style-name="gr10" draw:text-style-name="P1" draw:layer="layout" svg:x1="3.549cm" svg:y1="3.599cm" svg:x2="3.449cm" svg:y2="3.799cm">
          <text:p/>
        </draw:line>
        <draw:line draw:style-name="gr10" draw:text-style-name="P1" draw:layer="layout" svg:x1="3.449cm" svg:y1="3.799cm" svg:x2="3.649cm" svg:y2="3.699cm">
          <text:p/>
        </draw:line>
        <draw:line draw:style-name="gr10" draw:text-style-name="P1" draw:layer="layout" svg:x1="3.449cm" svg:y1="3.799cm" svg:x2="3.649cm" svg:y2="3.799cm">
          <text:p/>
        </draw:line>
        <draw:line draw:style-name="gr10" draw:text-style-name="P1" draw:layer="layout" svg:x1="3.449cm" svg:y1="3.799cm" svg:x2="3.649cm" svg:y2="3.899cm">
          <text:p/>
        </draw:line>
        <draw:path draw:style-name="gr11" draw:text-style-name="P1" draw:layer="layout" svg:width="0.399cm" svg:height="0.399cm" svg:x="1.549cm" svg:y="5.199cm" svg:viewBox="0 0 400 400" svg:d="M200 400c-37 0-68-8-100-27-32-18-55-41-73-73-19-32-27-63-27-100s8-68 27-100c18-32 41-55 73-73 32-19 63-27 100-27s68 8 100 27c32 18 55 41 73 73 19 32 27 63 27 100s-8 68-27 100c-18 32-41 55-73 73-32 19-63 27-100 27z">
          <text:p/>
        </draw:path>
        <draw:path draw:style-name="gr11" draw:text-style-name="P1" draw:layer="layout" svg:width="0.399cm" svg:height="0.399cm" svg:x="2.449cm" svg:y="5.199cm" svg:viewBox="0 0 400 400" svg:d="M200 400c-37 0-68-8-100-27-32-18-55-41-73-73-19-32-27-63-27-100s8-68 27-100c18-32 41-55 73-73 32-19 63-27 100-27s68 8 100 27c32 18 55 41 73 73 19 32 27 63 27 100s-8 68-27 100c-18 32-41 55-73 73-32 19-63 27-100 27z">
          <text:p/>
        </draw:path>
        <draw:g xml:id="id4" draw:id="id4">
          <draw:polygon draw:style-name="gr12" draw:text-style-name="P1" draw:layer="layout" svg:width="2.003cm" svg:height="2.103cm" svg:x="7.376cm" svg:y="3.086cm" svg:viewBox="0 0 2004 2104" draw:points="0,2098 1,1991 5,1885 12,1780 21,1675 33,1571 47,1469 64,1368 83,1269 104,1173 128,1078 154,987 182,898 212,812 244,730 279,651 315,576 352,504 392,437 433,374 475,316 519,262 564,214 610,169 657,130 705,96 754,67 803,43 853,24 904,11 954,3 1005,0 1056,3 1106,11 1157,25 1207,43 1256,68 1305,97 1353,131 1400,171 1446,216 1491,266 1535,320 1577,379 1618,442 1657,509 1695,581 1731,656 1764,735 1796,817 1826,903 1854,992 1879,1084 1903,1178 1924,1275 1943,1374 1959,1475 1973,1577 1984,1681 1992,1786 1999,1891 2003,1998 2004,2104 1002,2103">
            <text:p/>
          </draw:polygon>
          <draw:polygon draw:style-name="gr13" draw:text-style-name="P1" draw:layer="layout" svg:width="2.003cm" svg:height="2.103cm" svg:x="7.376cm" svg:y="3.086cm" svg:viewBox="0 0 2004 2104" draw:points="0,2098 1,1991 5,1885 12,1780 21,1675 33,1571 47,1469 64,1368 83,1269 104,1173 128,1078 154,987 182,898 212,812 244,730 279,651 315,576 352,504 392,437 433,374 475,316 519,262 564,214 610,169 657,130 705,96 754,67 803,43 853,24 904,11 954,3 1005,0 1056,3 1106,11 1157,25 1207,43 1256,68 1305,97 1353,131 1400,171 1446,216 1491,266 1535,320 1577,379 1618,442 1657,509 1695,581 1731,656 1764,735 1796,817 1826,903 1854,992 1879,1084 1903,1178 1924,1275 1943,1374 1959,1475 1973,1577 1984,1681 1992,1786 1999,1891 2003,1998 2004,2104 1002,2103">
            <text:p/>
          </draw:polygon>
        </draw:g>
        <draw:polygon draw:style-name="gr8" draw:text-style-name="P1" draw:layer="layout" svg:width="1.104cm" svg:height="0.227cm" svg:x="8.48cm" svg:y="3.778cm" svg:viewBox="0 0 1105 228" draw:points="5,228 3,214 0,200 1100,0 1103,14 1105,28">
          <text:p/>
        </draw:polygon>
        <draw:path draw:style-name="gr9" draw:text-style-name="P1" draw:layer="layout" svg:width="0.599cm" svg:height="0.499cm" svg:x="8.083cm" svg:y="3.792cm" svg:viewBox="0 0 600 500" svg:d="M300 500c-55 0-102-10-150-33-48-24-82-52-110-92-27-40-40-79-40-125s13-85 40-125c28-40 62-68 110-92 48-23 95-33 150-33s102 10 150 33c48 24 82 52 110 92 27 40 40 79 40 125s-13 85-40 125c-28 40-62 68-110 92-48 23-95 33-150 33z">
          <text:p/>
        </draw:path>
        <draw:line draw:style-name="gr10" draw:text-style-name="P1" draw:layer="layout" svg:x1="9.683cm" svg:y1="3.592cm" svg:x2="9.583cm" svg:y2="3.792cm">
          <text:p/>
        </draw:line>
        <draw:line draw:style-name="gr10" draw:text-style-name="P1" draw:layer="layout" svg:x1="9.583cm" svg:y1="3.792cm" svg:x2="9.783cm" svg:y2="3.692cm">
          <text:p/>
        </draw:line>
        <draw:line draw:style-name="gr10" draw:text-style-name="P1" draw:layer="layout" svg:x1="9.583cm" svg:y1="3.792cm" svg:x2="9.783cm" svg:y2="3.792cm">
          <text:p/>
        </draw:line>
        <draw:line draw:style-name="gr10" draw:text-style-name="P1" draw:layer="layout" svg:x1="9.583cm" svg:y1="3.792cm" svg:x2="9.783cm" svg:y2="3.892cm">
          <text:p/>
        </draw:line>
        <draw:path draw:style-name="gr9" draw:text-style-name="P1" draw:layer="layout" svg:width="0.399cm" svg:height="0.399cm" svg:x="7.683cm" svg:y="5.192cm" svg:viewBox="0 0 400 400" svg:d="M200 400c-37 0-68-8-100-27-32-18-55-41-73-73-19-32-27-63-27-100s8-68 27-100c18-32 41-55 73-73 32-19 63-27 100-27s68 8 100 27c32 18 55 41 73 73 19 32 27 63 27 100s-8 68-27 100c-18 32-41 55-73 73-32 19-63 27-100 27z">
          <text:p/>
        </draw:path>
        <draw:path draw:style-name="gr9" draw:text-style-name="P1" draw:layer="layout" svg:width="0.399cm" svg:height="0.399cm" svg:x="8.583cm" svg:y="5.192cm" svg:viewBox="0 0 400 400" svg:d="M200 400c-37 0-68-8-100-27-32-18-55-41-73-73-19-32-27-63-27-100s8-68 27-100c18-32 41-55 73-73 32-19 63-27 100-27s68 8 100 27c32 18 55 41 73 73 19 32 27 63 27 100s-8 68-27 100c-18 32-41 55-73 73-32 19-63 27-100 27z">
          <text:p/>
        </draw:path>
        <draw:g>
          <draw:polygon draw:style-name="gr12" draw:text-style-name="P1" draw:layer="layout" svg:width="2.003cm" svg:height="2.103cm" svg:x="18.507cm" svg:y="3.1cm" svg:viewBox="0 0 2004 2104" draw:points="0,2098 1,1991 5,1885 12,1780 21,1675 33,1571 47,1469 64,1368 83,1269 104,1173 128,1078 154,987 182,898 212,812 244,730 279,651 315,576 352,504 392,437 433,374 475,316 519,262 564,214 610,169 657,130 705,96 754,67 803,43 853,24 904,11 954,3 1005,0 1056,3 1106,11 1157,25 1207,43 1256,68 1305,97 1353,131 1400,171 1446,216 1491,266 1535,320 1577,379 1618,442 1657,509 1695,581 1731,656 1764,735 1796,817 1826,903 1854,992 1879,1084 1903,1178 1924,1275 1943,1374 1959,1475 1973,1577 1984,1681 1992,1786 1999,1891 2003,1998 2004,2104 1002,2103">
            <text:p/>
          </draw:polygon>
          <draw:polygon draw:style-name="gr13" draw:text-style-name="P1" draw:layer="layout" svg:width="2.003cm" svg:height="2.103cm" svg:x="18.507cm" svg:y="3.1cm" svg:viewBox="0 0 2004 2104" draw:points="0,2098 1,1991 5,1885 12,1780 21,1675 33,1571 47,1469 64,1368 83,1269 104,1173 128,1078 154,987 182,898 212,812 244,730 279,651 315,576 352,504 392,437 433,374 475,316 519,262 564,214 610,169 657,130 705,96 754,67 803,43 853,24 904,11 954,3 1005,0 1056,3 1106,11 1157,25 1207,43 1256,68 1305,97 1353,131 1400,171 1446,216 1491,266 1535,320 1577,379 1618,442 1657,509 1695,581 1731,656 1764,735 1796,817 1826,903 1854,992 1879,1084 1903,1178 1924,1275 1943,1374 1959,1475 1973,1577 1984,1681 1992,1786 1999,1891 2003,1998 2004,2104 1002,2103">
            <text:p/>
          </draw:polygon>
        </draw:g>
        <draw:polygon draw:style-name="gr8" draw:text-style-name="P1" draw:layer="layout" svg:width="1.104cm" svg:height="0.227cm" svg:x="19.611cm" svg:y="3.792cm" svg:viewBox="0 0 1105 228" draw:points="5,228 3,214 0,200 1100,0 1103,14 1105,28">
          <text:p/>
        </draw:polygon>
        <draw:path draw:style-name="gr9" draw:text-style-name="P1" draw:layer="layout" svg:width="0.599cm" svg:height="0.499cm" svg:x="19.214cm" svg:y="3.806cm" svg:viewBox="0 0 600 500" svg:d="M300 500c-55 0-102-10-150-33-48-24-82-52-110-92-27-40-40-79-40-125s13-85 40-125c28-40 62-68 110-92 48-23 95-33 150-33s102 10 150 33c48 24 82 52 110 92 27 40 40 79 40 125s-13 85-40 125c-28 40-62 68-110 92-48 23-95 33-150 33z">
          <text:p/>
        </draw:path>
        <draw:line draw:style-name="gr10" draw:text-style-name="P1" draw:layer="layout" svg:x1="20.814cm" svg:y1="3.606cm" svg:x2="20.714cm" svg:y2="3.806cm">
          <text:p/>
        </draw:line>
        <draw:line draw:style-name="gr10" draw:text-style-name="P1" draw:layer="layout" svg:x1="20.714cm" svg:y1="3.806cm" svg:x2="20.914cm" svg:y2="3.706cm">
          <text:p/>
        </draw:line>
        <draw:line draw:style-name="gr10" draw:text-style-name="P1" draw:layer="layout" svg:x1="20.714cm" svg:y1="3.806cm" svg:x2="20.914cm" svg:y2="3.806cm">
          <text:p/>
        </draw:line>
        <draw:line draw:style-name="gr10" draw:text-style-name="P1" draw:layer="layout" svg:x1="20.714cm" svg:y1="3.806cm" svg:x2="20.914cm" svg:y2="3.906cm">
          <text:p/>
        </draw:line>
        <draw:path draw:style-name="gr9" draw:text-style-name="P1" draw:layer="layout" svg:width="0.399cm" svg:height="0.399cm" svg:x="18.814cm" svg:y="5.206cm" svg:viewBox="0 0 400 400" svg:d="M200 400c-37 0-68-8-100-27-32-18-55-41-73-73-19-32-27-63-27-100s8-68 27-100c18-32 41-55 73-73 32-19 63-27 100-27s68 8 100 27c32 18 55 41 73 73 19 32 27 63 27 100s-8 68-27 100c-18 32-41 55-73 73-32 19-63 27-100 27z">
          <text:p/>
        </draw:path>
        <draw:path draw:style-name="gr9" draw:text-style-name="P1" draw:layer="layout" svg:width="0.399cm" svg:height="0.399cm" svg:x="19.714cm" svg:y="5.206cm" svg:viewBox="0 0 400 400" svg:d="M200 400c-37 0-68-8-100-27-32-18-55-41-73-73-19-32-27-63-27-100s8-68 27-100c18-32 41-55 73-73 32-19 63-27 100-27s68 8 100 27c32 18 55 41 73 73 19 32 27 63 27 100s-8 68-27 100c-18 32-41 55-73 73-32 19-63 27-100 27z">
          <text:p/>
        </draw:path>
        <draw:g>
          <draw:g>
            <draw:path draw:style-name="gr14" draw:text-style-name="P2" draw:layer="layout" svg:width="0.799cm" svg:height="0.799cm" svg:x="6.274cm" svg:y="3.893cm" svg:viewBox="0 0 800 800" svg:d="M100 800c-55 0-100-45-100-100v-600c0-55 45-100 100-100h600c55 0 100 45 100 100v600c0 55-45 100-100 100z">
              <text:p/>
            </draw:path>
            <draw:path draw:style-name="gr15" draw:text-style-name="P2" draw:layer="layout" svg:width="0.827cm" svg:height="0.827cm" svg:x="6.26cm" svg:y="3.879cm" svg:viewBox="0 0 828 828" svg:d="M70 819c-14-6-26-14-37-24-10-11-18-23-24-37-6-13-9-28-9-44v-600c0-16 3-31 9-44 6-14 14-26 24-37 11-10 23-18 37-24 13-6 28-9 44-9h600c16 0 31 3 44 9 14 6 26 14 37 24 10 11 18 23 24 37 6 13 9 28 9 44v600c0 16-3 31-9 44-6 14-14 26-24 37-11 10-23 18-37 24-13 6-28 9-44 9h-600c-16 0-31-3-44-9zM747 793c11-4 20-10 28-18s14-17 18-28c5-10 7-21 7-33v-600c0-12-2-23-7-33-4-11-10-20-18-28s-17-14-28-18c-10-5-21-7-33-7h-600c-12 0-23 2-33 7-11 4-20 10-28 18s-14 17-18 28c-5 10-7 21-7 33v600c0 12 2 23 7 33 4 11 10 20 18 28s17 14 28 18c10 5 21 7 33 7h600c12 0 23-2 33-7z">
              <text:p/>
            </draw:path>
          </draw:g>
          <draw:path draw:style-name="gr16" draw:text-style-name="P2" draw:layer="layout" svg:width="0.317cm" svg:height="0.513cm" svg:x="6.522cm" svg:y="4.026cm" svg:viewBox="0 0 318 514" svg:d="M58 506h-58v-506h62v180c26-33 60-49 101-49 22 0 43 5 64 14 20 9 36 21 49 38 13 16 24 36 31 59 7 24 11 49 11 75 0 63-16 111-47 146-31 34-68 51-111 51s-77-18-102-54zM56 320c0 44 6 75 18 95 20 32 46 48 80 48 27 0 50-12 70-35 20-24 30-59 30-106 0-48-10-83-29-106s-42-34-69-34-50 12-70 35c-20 24-30 58-30 103z">
            <text:p/>
          </draw:path>
        </draw:g>
        <draw:g>
          <draw:g>
            <draw:path draw:style-name="gr14" draw:text-style-name="P2" draw:layer="layout" svg:width="0.799cm" svg:height="0.799cm" svg:x="17.514cm" svg:y="3.907cm" svg:viewBox="0 0 800 800" svg:d="M100 800c-55 0-100-45-100-100v-600c0-55 45-100 100-100h600c55 0 100 45 100 100v600c0 55-45 100-100 100z">
              <text:p/>
            </draw:path>
            <draw:path draw:style-name="gr15" draw:text-style-name="P2" draw:layer="layout" svg:width="0.827cm" svg:height="0.827cm" svg:x="17.5cm" svg:y="3.893cm" svg:viewBox="0 0 828 828" svg:d="M70 819c-14-6-26-14-37-24-10-11-18-23-24-37-6-13-9-28-9-44v-600c0-16 3-31 9-44 6-14 14-26 24-37 11-10 23-18 37-24 13-6 28-9 44-9h600c16 0 31 3 44 9 14 6 26 14 37 24 10 11 18 23 24 37 6 13 9 28 9 44v600c0 16-3 31-9 44-6 14-14 26-24 37-11 10-23 18-37 24-13 6-28 9-44 9h-600c-16 0-31-3-44-9zM747 793c11-4 20-10 28-18s14-17 18-28c5-10 7-21 7-33v-600c0-12-2-23-7-33-4-11-10-20-18-28s-17-14-28-18c-10-5-21-7-33-7h-600c-12 0-23 2-33 7-11 4-20 10-28 18s-14 17-18 28c-5 10-7 21-7 33v600c0 12 2 23 7 33 4 11 10 20 18 28s17 14 28 18c10 5 21 7 33 7h600c12 0 23-2 33-7z">
              <text:p/>
            </draw:path>
          </draw:g>
          <draw:path draw:style-name="gr16" draw:text-style-name="P2" draw:layer="layout" svg:width="0.317cm" svg:height="0.382cm" svg:x="17.764cm" svg:y="4.171cm" svg:viewBox="0 0 318 383" svg:d="M257 240l61 8c-7 42-24 75-51 99s-61 36-101 36c-50 0-90-16-120-49-31-33-46-80-46-141 0-40 7-74 20-104s33-52 59-67c27-15 56-22 87-22 40 0 72 10 98 30 25 21 41 50 48 87l-60 8c-6-25-16-43-30-55-15-13-32-19-53-19-31 0-56 11-76 34-19 22-29 58-29 106 0 49 9 85 28 108 19 22 43 33 73 33 25 0 45-8 61-23s27-38 31-69z">
            <text:p/>
          </draw:path>
        </draw:g>
        <draw:custom-shape draw:style-name="gr17" draw:text-style-name="P1" draw:layer="layout" svg:width="1cm" svg:height="0.3cm" svg:x="2.748cm" svg:y="7.899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7" draw:text-style-name="P1" draw:layer="layout" svg:width="1cm" svg:height="0.3cm" svg:x="7.748cm" svg:y="7.899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18" xml:id="id3" draw:id="id3" draw:layer="layout" svg:width="2.123cm" svg:height="0.963cm" svg:x="2.325cm" svg:y="6.899cm">
          <draw:text-box>
            <text:p>RB(s)</text:p>
          </draw:text-box>
        </draw:frame>
        <draw:frame draw:style-name="gr19" xml:id="id1" draw:id="id1" draw:layer="layout" svg:width="2.06cm" svg:height="0.963cm" svg:x="7.348cm" svg:y="6.899cm">
          <draw:text-box>
            <text:p>TB(s)</text:p>
          </draw:text-box>
        </draw:frame>
        <draw:connector draw:style-name="gr20" draw:text-style-name="P1" draw:layer="layout" svg:x1="8.378cm" svg:y1="6.899cm" svg:x2="2.244cm" svg:y2="5.197cm" draw:start-shape="id1" draw:start-glue-point="0" draw:end-shape="id2" svg:d="M8378 6899v-850h-6134v-852">
          <text:p/>
        </draw:connector>
        <draw:connector draw:style-name="gr21" draw:text-style-name="P1" draw:layer="layout" svg:x1="3.386cm" svg:y1="6.899cm" svg:x2="2.244cm" svg:y2="5.197cm" draw:start-shape="id3" draw:start-glue-point="0" draw:end-shape="id2" svg:d="M3386 6899v-850h-1142v-852">
          <text:p/>
        </draw:connector>
        <draw:connector draw:style-name="gr22" draw:text-style-name="P1" draw:layer="layout" svg:x1="3.386cm" svg:y1="6.899cm" svg:x2="8.378cm" svg:y2="5.19cm" draw:start-shape="id3" draw:start-glue-point="0" draw:end-shape="id4" svg:d="M3386 6899v-854h4992v-855">
          <text:p/>
        </draw:connector>
        <draw:connector draw:style-name="gr20" draw:text-style-name="P1" draw:layer="layout" svg:x1="8.378cm" svg:y1="6.899cm" svg:x2="8.378cm" svg:y2="5.19cm" draw:start-shape="id1" draw:start-glue-point="0" draw:end-shape="id4" svg:d="M8378 6899v-1709">
          <text:p/>
        </draw:connector>
        <draw:custom-shape draw:style-name="gr23" draw:text-style-name="P1" draw:layer="layout" svg:width="2.705cm" svg:height="9.326cm" draw:transform="rotate (1.55142317209747) translate (3.2cm 2.904cm)">
          <text:p/>
          <draw:enhanced-geometry svg:viewBox="0 0 21600 21600" draw:text-areas="0 0 21600 21600" draw:type="circular-arrow" draw:modifiers="180 146.541526635497 9558.21250468414"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24" draw:text-style-name="P3" draw:layer="layout" svg:width="0.483cm" svg:height="0.996cm" svg:x="3.855cm" svg:y="1.1cm">
          <draw:text-box>
            <text:p text:style-name="P3">^</text:p>
          </draw:text-box>
        </draw:frame>
        <draw:frame draw:style-name="gr25" draw:text-style-name="P4" draw:layer="layout" svg:width="8.064cm" svg:height="0.693cm" svg:x="3.8cm" svg:y="1.3cm">
          <draw:object xlink:href="./Object 1" xlink:type="simple" xlink:show="embed" xlink:actuate="onLoad">
            <text:p/>
          </draw:object>
          <draw:image xlink:href="./ObjectReplacements/Object 1" xlink:type="simple" xlink:show="embed" xlink:actuate="onLoad"/>
        </draw:frame>
        <draw:frame draw:style-name="gr26" draw:text-style-name="P6" draw:layer="layout" svg:width="0.3cm" svg:height="0.534cm" svg:x="9.3cm" svg:y="1.1cm">
          <draw:text-box>
            <text:p text:style-name="P5"><text:span text:style-name="T2">^</text:span></text:p>
          </draw:text-box>
        </draw:frame>
        <draw:frame draw:style-name="gr27" draw:text-style-name="P1" draw:layer="layout" svg:width="7.949cm" svg:height="0.668cm" svg:x="14.951cm" svg:y="1.3cm">
          <draw:object xlink:href="./Object 2" xlink:type="simple" xlink:show="embed" xlink:actuate="onLoad">
            <text:p/>
          </draw:object>
          <draw:image xlink:href="./ObjectReplacements/Object 2" xlink:type="simple" xlink:show="embed" xlink:actuate="onLoad"/>
        </draw:frame>
        <draw:frame draw:style-name="gr28" draw:text-style-name="P8" draw:layer="layout" svg:width="0.8cm" svg:height="0.573cm" svg:x="14.27cm" svg:y="0.936cm">
          <draw:text-box>
            <text:p text:style-name="P7"><text:span text:style-name="T3">^</text:span></text:p>
          </draw:text-box>
        </draw:frame>
        <draw:connector draw:style-name="gr29" draw:text-style-name="P1" draw:layer="layout" svg:x1="8.378cm" svg:y1="6.899cm" svg:x2="19.503cm" svg:y2="5.198cm" draw:start-shape="id1" draw:start-glue-point="0" draw:end-shape="id5" svg:d="M8378 6899v-850h11125v-851">
          <text:p/>
        </draw:connector>
        <draw:g>
          <draw:polygon draw:style-name="gr1" draw:text-style-name="P1" draw:layer="layout" svg:width="2.003cm" svg:height="2.103cm" svg:x="7.366cm" svg:y="3.094cm" svg:viewBox="0 0 2004 2104" draw:points="0,2098 1,1991 5,1885 12,1780 21,1675 33,1571 47,1469 64,1368 83,1269 104,1173 128,1078 154,987 182,898 212,812 244,730 279,651 315,576 352,504 392,437 433,374 475,316 519,262 564,214 610,169 657,130 705,96 754,67 803,43 853,24 904,11 954,3 1005,0 1056,3 1106,11 1157,25 1207,43 1256,68 1305,97 1353,131 1400,171 1446,216 1491,266 1535,320 1577,379 1618,442 1657,509 1695,581 1731,656 1764,735 1796,817 1826,903 1854,992 1879,1084 1903,1178 1924,1275 1943,1374 1959,1475 1973,1577 1984,1681 1992,1786 1999,1891 2003,1998 2004,2104 1002,2103">
            <text:p/>
          </draw:polygon>
          <draw:polygon draw:style-name="gr2" draw:text-style-name="P1" draw:layer="layout" svg:width="2.003cm" svg:height="2.103cm" svg:x="7.366cm" svg:y="3.094cm" svg:viewBox="0 0 2004 2104" draw:points="0,2098 1,1991 5,1885 12,1780 21,1675 33,1571 47,1469 64,1368 83,1269 104,1173 128,1078 154,987 182,898 212,812 244,730 279,651 315,576 352,504 392,437 433,374 475,316 519,262 564,214 610,169 657,130 705,96 754,67 803,43 853,24 904,11 954,3 1005,0 1056,3 1106,11 1157,25 1207,43 1256,68 1305,97 1353,131 1400,171 1446,216 1491,266 1535,320 1577,379 1618,442 1657,509 1695,581 1731,656 1764,735 1796,817 1826,903 1854,992 1879,1084 1903,1178 1924,1275 1943,1374 1959,1475 1973,1577 1984,1681 1992,1786 1999,1891 2003,1998 2004,2104 1002,2103">
            <text:p/>
          </draw:polygon>
        </draw:g>
        <draw:polygon draw:style-name="gr8" draw:text-style-name="P1" draw:layer="layout" svg:width="1.104cm" svg:height="0.227cm" svg:x="8.469cm" svg:y="3.786cm" svg:viewBox="0 0 1105 228" draw:points="5,228 3,214 0,200 1100,0 1103,14 1105,28">
          <text:p/>
        </draw:polygon>
        <draw:path draw:style-name="gr9" draw:text-style-name="P1" draw:layer="layout" svg:width="0.599cm" svg:height="0.499cm" svg:x="8.072cm" svg:y="3.8cm" svg:viewBox="0 0 600 500" svg:d="M300 500c-55 0-102-10-150-33-48-24-82-52-110-92-27-40-40-79-40-125s13-85 40-125c28-40 62-68 110-92 48-23 95-33 150-33s102 10 150 33c48 24 82 52 110 92 27 40 40 79 40 125s-13 85-40 125c-28 40-62 68-110 92-48 23-95 33-150 33z">
          <text:p/>
        </draw:path>
        <draw:line draw:style-name="gr10" draw:text-style-name="P1" draw:layer="layout" svg:x1="9.672cm" svg:y1="3.6cm" svg:x2="9.572cm" svg:y2="3.8cm">
          <text:p/>
        </draw:line>
        <draw:line draw:style-name="gr10" draw:text-style-name="P1" draw:layer="layout" svg:x1="9.572cm" svg:y1="3.8cm" svg:x2="9.772cm" svg:y2="3.7cm">
          <text:p/>
        </draw:line>
        <draw:line draw:style-name="gr10" draw:text-style-name="P1" draw:layer="layout" svg:x1="9.572cm" svg:y1="3.8cm" svg:x2="9.772cm" svg:y2="3.8cm">
          <text:p/>
        </draw:line>
        <draw:line draw:style-name="gr10" draw:text-style-name="P1" draw:layer="layout" svg:x1="9.572cm" svg:y1="3.8cm" svg:x2="9.772cm" svg:y2="3.9cm">
          <text:p/>
        </draw:line>
        <draw:path draw:style-name="gr9" draw:text-style-name="P1" draw:layer="layout" svg:width="0.399cm" svg:height="0.399cm" svg:x="7.672cm" svg:y="5.2cm" svg:viewBox="0 0 400 400" svg:d="M200 400c-37 0-68-8-100-27-32-18-55-41-73-73-19-32-27-63-27-100s8-68 27-100c18-32 41-55 73-73 32-19 63-27 100-27s68 8 100 27c32 18 55 41 73 73 19 32 27 63 27 100s-8 68-27 100c-18 32-41 55-73 73-32 19-63 27-100 27z">
          <text:p/>
        </draw:path>
        <draw:path draw:style-name="gr9" draw:text-style-name="P1" draw:layer="layout" svg:width="0.399cm" svg:height="0.399cm" svg:x="8.572cm" svg:y="5.2cm" svg:viewBox="0 0 400 400" svg:d="M200 400c-37 0-68-8-100-27-32-18-55-41-73-73-19-32-27-63-27-100s8-68 27-100c18-32 41-55 73-73 32-19 63-27 100-27s68 8 100 27c32 18 55 41 73 73 19 32 27 63 27 100s-8 68-27 100c-18 32-41 55-73 73-32 19-63 27-100 27z">
          <text:p/>
        </draw:path>
        <draw:polygon draw:style-name="gr8" draw:text-style-name="P1" draw:layer="layout" svg:width="1.104cm" svg:height="0.227cm" svg:x="8.47cm" svg:y="3.786cm" svg:viewBox="0 0 1105 228" draw:points="5,228 3,214 0,200 1100,0 1103,14 1105,28">
          <text:p/>
        </draw:polygon>
        <draw:path draw:style-name="gr11" draw:text-style-name="P1" draw:layer="layout" svg:width="0.599cm" svg:height="0.499cm" svg:x="8.073cm" svg:y="3.8cm" svg:viewBox="0 0 600 500" svg:d="M300 500c-55 0-102-10-150-33-48-24-82-52-110-92-27-40-40-79-40-125s13-85 40-125c28-40 62-68 110-92 48-23 95-33 150-33s102 10 150 33c48 24 82 52 110 92 27 40 40 79 40 125s-13 85-40 125c-28 40-62 68-110 92-48 23-95 33-150 33z">
          <text:p/>
        </draw:path>
        <draw:line draw:style-name="gr10" draw:text-style-name="P1" draw:layer="layout" svg:x1="9.673cm" svg:y1="3.6cm" svg:x2="9.573cm" svg:y2="3.8cm">
          <text:p/>
        </draw:line>
        <draw:line draw:style-name="gr10" draw:text-style-name="P1" draw:layer="layout" svg:x1="9.573cm" svg:y1="3.8cm" svg:x2="9.773cm" svg:y2="3.7cm">
          <text:p/>
        </draw:line>
        <draw:line draw:style-name="gr10" draw:text-style-name="P1" draw:layer="layout" svg:x1="9.573cm" svg:y1="3.8cm" svg:x2="9.773cm" svg:y2="3.8cm">
          <text:p/>
        </draw:line>
        <draw:line draw:style-name="gr10" draw:text-style-name="P1" draw:layer="layout" svg:x1="9.573cm" svg:y1="3.8cm" svg:x2="9.773cm" svg:y2="3.9cm">
          <text:p/>
        </draw:line>
        <draw:path draw:style-name="gr11" draw:text-style-name="P1" draw:layer="layout" svg:width="0.399cm" svg:height="0.399cm" svg:x="7.673cm" svg:y="5.2cm" svg:viewBox="0 0 400 400" svg:d="M200 400c-37 0-68-8-100-27-32-18-55-41-73-73-19-32-27-63-27-100s8-68 27-100c18-32 41-55 73-73 32-19 63-27 100-27s68 8 100 27c32 18 55 41 73 73 19 32 27 63 27 100s-8 68-27 100c-18 32-41 55-73 73-32 19-63 27-100 27z">
          <text:p/>
        </draw:path>
        <draw:path draw:style-name="gr11" draw:text-style-name="P1" draw:layer="layout" svg:width="0.399cm" svg:height="0.399cm" svg:x="8.573cm" svg:y="5.2cm" svg:viewBox="0 0 400 400" svg:d="M200 400c-37 0-68-8-100-27-32-18-55-41-73-73-19-32-27-63-27-100s8-68 27-100c18-32 41-55 73-73 32-19 63-27 100-27s68 8 100 27c32 18 55 41 73 73 19 32 27 63 27 100s-8 68-27 100c-18 32-41 55-73 73-32 19-63 27-100 27z">
          <text:p/>
        </draw:path>
        <draw:g>
          <draw:polygon draw:style-name="gr1" draw:text-style-name="P1" draw:layer="layout" svg:width="2.003cm" svg:height="2.103cm" svg:x="1.243cm" svg:y="3.1cm" svg:viewBox="0 0 2004 2104" draw:points="0,2098 1,1991 5,1885 12,1780 21,1675 33,1571 47,1469 64,1368 83,1269 104,1173 128,1078 154,987 182,898 212,812 244,730 279,651 315,576 352,504 392,437 433,374 475,316 519,262 564,214 610,169 657,130 705,96 754,67 803,43 853,24 904,11 954,3 1005,0 1056,3 1106,11 1157,25 1207,43 1256,68 1305,97 1353,131 1400,171 1446,216 1491,266 1535,320 1577,379 1618,442 1657,509 1695,581 1731,656 1764,735 1796,817 1826,903 1854,992 1879,1084 1903,1178 1924,1275 1943,1374 1959,1475 1973,1577 1984,1681 1992,1786 1999,1891 2003,1998 2004,2104 1002,2103">
            <text:p/>
          </draw:polygon>
          <draw:polygon draw:style-name="gr2" draw:text-style-name="P1" draw:layer="layout" svg:width="2.003cm" svg:height="2.103cm" svg:x="1.243cm" svg:y="3.1cm" svg:viewBox="0 0 2004 2104" draw:points="0,2098 1,1991 5,1885 12,1780 21,1675 33,1571 47,1469 64,1368 83,1269 104,1173 128,1078 154,987 182,898 212,812 244,730 279,651 315,576 352,504 392,437 433,374 475,316 519,262 564,214 610,169 657,130 705,96 754,67 803,43 853,24 904,11 954,3 1005,0 1056,3 1106,11 1157,25 1207,43 1256,68 1305,97 1353,131 1400,171 1446,216 1491,266 1535,320 1577,379 1618,442 1657,509 1695,581 1731,656 1764,735 1796,817 1826,903 1854,992 1879,1084 1903,1178 1924,1275 1943,1374 1959,1475 1973,1577 1984,1681 1992,1786 1999,1891 2003,1998 2004,2104 1002,2103">
            <text:p/>
          </draw:polygon>
        </draw:g>
        <draw:polygon draw:style-name="gr8" draw:text-style-name="P1" draw:layer="layout" svg:width="1.104cm" svg:height="0.227cm" svg:x="2.346cm" svg:y="3.792cm" svg:viewBox="0 0 1105 228" draw:points="5,228 3,214 0,200 1100,0 1103,14 1105,28">
          <text:p/>
        </draw:polygon>
        <draw:path draw:style-name="gr9" draw:text-style-name="P1" draw:layer="layout" svg:width="0.599cm" svg:height="0.499cm" svg:x="1.949cm" svg:y="3.806cm" svg:viewBox="0 0 600 500" svg:d="M300 500c-55 0-102-10-150-33-48-24-82-52-110-92-27-40-40-79-40-125s13-85 40-125c28-40 62-68 110-92 48-23 95-33 150-33s102 10 150 33c48 24 82 52 110 92 27 40 40 79 40 125s-13 85-40 125c-28 40-62 68-110 92-48 23-95 33-150 33z">
          <text:p/>
        </draw:path>
        <draw:line draw:style-name="gr10" draw:text-style-name="P1" draw:layer="layout" svg:x1="3.549cm" svg:y1="3.606cm" svg:x2="3.449cm" svg:y2="3.806cm">
          <text:p/>
        </draw:line>
        <draw:line draw:style-name="gr10" draw:text-style-name="P1" draw:layer="layout" svg:x1="3.449cm" svg:y1="3.806cm" svg:x2="3.649cm" svg:y2="3.706cm">
          <text:p/>
        </draw:line>
        <draw:line draw:style-name="gr10" draw:text-style-name="P1" draw:layer="layout" svg:x1="3.449cm" svg:y1="3.806cm" svg:x2="3.649cm" svg:y2="3.806cm">
          <text:p/>
        </draw:line>
        <draw:line draw:style-name="gr10" draw:text-style-name="P1" draw:layer="layout" svg:x1="3.449cm" svg:y1="3.806cm" svg:x2="3.649cm" svg:y2="3.906cm">
          <text:p/>
        </draw:line>
        <draw:path draw:style-name="gr9" draw:text-style-name="P1" draw:layer="layout" svg:width="0.399cm" svg:height="0.399cm" svg:x="1.549cm" svg:y="5.206cm" svg:viewBox="0 0 400 400" svg:d="M200 400c-37 0-68-8-100-27-32-18-55-41-73-73-19-32-27-63-27-100s8-68 27-100c18-32 41-55 73-73 32-19 63-27 100-27s68 8 100 27c32 18 55 41 73 73 19 32 27 63 27 100s-8 68-27 100c-18 32-41 55-73 73-32 19-63 27-100 27z">
          <text:p/>
        </draw:path>
        <draw:path draw:style-name="gr9" draw:text-style-name="P1" draw:layer="layout" svg:width="0.399cm" svg:height="0.399cm" svg:x="2.449cm" svg:y="5.206cm" svg:viewBox="0 0 400 400" svg:d="M200 400c-37 0-68-8-100-27-32-18-55-41-73-73-19-32-27-63-27-100s8-68 27-100c18-32 41-55 73-73 32-19 63-27 100-27s68 8 100 27c32 18 55 41 73 73 19 32 27 63 27 100s-8 68-27 100c-18 32-41 55-73 73-32 19-63 27-100 27z">
          <text:p/>
        </draw:path>
        <draw:polygon draw:style-name="gr8" draw:text-style-name="P1" draw:layer="layout" svg:width="1.104cm" svg:height="0.227cm" svg:x="2.347cm" svg:y="3.792cm" svg:viewBox="0 0 1105 228" draw:points="5,228 3,214 0,200 1100,0 1103,14 1105,28">
          <text:p/>
        </draw:polygon>
        <draw:path draw:style-name="gr11" draw:text-style-name="P1" draw:layer="layout" svg:width="0.599cm" svg:height="0.499cm" svg:x="1.95cm" svg:y="3.806cm" svg:viewBox="0 0 600 500" svg:d="M300 500c-55 0-102-10-150-33-48-24-82-52-110-92-27-40-40-79-40-125s13-85 40-125c28-40 62-68 110-92 48-23 95-33 150-33s102 10 150 33c48 24 82 52 110 92 27 40 40 79 40 125s-13 85-40 125c-28 40-62 68-110 92-48 23-95 33-150 33z">
          <text:p/>
        </draw:path>
        <draw:line draw:style-name="gr10" draw:text-style-name="P1" draw:layer="layout" svg:x1="3.55cm" svg:y1="3.606cm" svg:x2="3.45cm" svg:y2="3.806cm">
          <text:p/>
        </draw:line>
        <draw:line draw:style-name="gr10" draw:text-style-name="P1" draw:layer="layout" svg:x1="3.45cm" svg:y1="3.806cm" svg:x2="3.65cm" svg:y2="3.706cm">
          <text:p/>
        </draw:line>
        <draw:line draw:style-name="gr10" draw:text-style-name="P1" draw:layer="layout" svg:x1="3.45cm" svg:y1="3.806cm" svg:x2="3.65cm" svg:y2="3.806cm">
          <text:p/>
        </draw:line>
        <draw:line draw:style-name="gr10" draw:text-style-name="P1" draw:layer="layout" svg:x1="3.45cm" svg:y1="3.806cm" svg:x2="3.65cm" svg:y2="3.906cm">
          <text:p/>
        </draw:line>
        <draw:path draw:style-name="gr11" draw:text-style-name="P1" draw:layer="layout" svg:width="0.399cm" svg:height="0.399cm" svg:x="1.55cm" svg:y="5.206cm" svg:viewBox="0 0 400 400" svg:d="M200 400c-37 0-68-8-100-27-32-18-55-41-73-73-19-32-27-63-27-100s8-68 27-100c18-32 41-55 73-73 32-19 63-27 100-27s68 8 100 27c32 18 55 41 73 73 19 32 27 63 27 100s-8 68-27 100c-18 32-41 55-73 73-32 19-63 27-100 27z">
          <text:p/>
        </draw:path>
        <draw:path draw:style-name="gr11" draw:text-style-name="P1" draw:layer="layout" svg:width="0.399cm" svg:height="0.399cm" svg:x="2.45cm" svg:y="5.206cm" svg:viewBox="0 0 400 400" svg:d="M200 400c-37 0-68-8-100-27-32-18-55-41-73-73-19-32-27-63-27-100s8-68 27-100c18-32 41-55 73-73 32-19 63-27 100-27s68 8 100 27c32 18 55 41 73 73 19 32 27 63 27 100s-8 68-27 100c-18 32-41 55-73 73-32 19-63 27-100 27z">
          <text:p/>
        </draw:path>
        <draw:g>
          <draw:polygon draw:style-name="gr1" draw:text-style-name="P1" draw:layer="layout" svg:width="2.003cm" svg:height="2.103cm" svg:x="18.5cm" svg:y="3.087cm" svg:viewBox="0 0 2004 2104" draw:points="0,2098 1,1991 5,1885 12,1780 21,1675 33,1571 47,1469 64,1368 83,1269 104,1173 128,1078 154,987 182,898 212,812 244,730 279,651 315,576 352,504 392,437 433,374 475,316 519,262 564,214 610,169 657,130 705,96 754,67 803,43 853,24 904,11 954,3 1005,0 1056,3 1106,11 1157,25 1207,43 1256,68 1305,97 1353,131 1400,171 1446,216 1491,266 1535,320 1577,379 1618,442 1657,509 1695,581 1731,656 1764,735 1796,817 1826,903 1854,992 1879,1084 1903,1178 1924,1275 1943,1374 1959,1475 1973,1577 1984,1681 1992,1786 1999,1891 2003,1998 2004,2104 1002,2103">
            <text:p/>
          </draw:polygon>
          <draw:polygon draw:style-name="gr2" draw:text-style-name="P1" draw:layer="layout" svg:width="2.003cm" svg:height="2.103cm" svg:x="18.5cm" svg:y="3.087cm" svg:viewBox="0 0 2004 2104" draw:points="0,2098 1,1991 5,1885 12,1780 21,1675 33,1571 47,1469 64,1368 83,1269 104,1173 128,1078 154,987 182,898 212,812 244,730 279,651 315,576 352,504 392,437 433,374 475,316 519,262 564,214 610,169 657,130 705,96 754,67 803,43 853,24 904,11 954,3 1005,0 1056,3 1106,11 1157,25 1207,43 1256,68 1305,97 1353,131 1400,171 1446,216 1491,266 1535,320 1577,379 1618,442 1657,509 1695,581 1731,656 1764,735 1796,817 1826,903 1854,992 1879,1084 1903,1178 1924,1275 1943,1374 1959,1475 1973,1577 1984,1681 1992,1786 1999,1891 2003,1998 2004,2104 1002,2103">
            <text:p/>
          </draw:polygon>
        </draw:g>
        <draw:polygon draw:style-name="gr8" draw:text-style-name="P1" draw:layer="layout" svg:width="1.104cm" svg:height="0.227cm" svg:x="19.603cm" svg:y="3.779cm" svg:viewBox="0 0 1105 228" draw:points="5,228 3,214 0,200 1100,0 1103,14 1105,28">
          <text:p/>
        </draw:polygon>
        <draw:path draw:style-name="gr9" draw:text-style-name="P1" draw:layer="layout" svg:width="0.599cm" svg:height="0.499cm" svg:x="19.206cm" svg:y="3.793cm" svg:viewBox="0 0 600 500" svg:d="M300 500c-55 0-102-10-150-33-48-24-82-52-110-92-27-40-40-79-40-125s13-85 40-125c28-40 62-68 110-92 48-23 95-33 150-33s102 10 150 33c48 24 82 52 110 92 27 40 40 79 40 125s-13 85-40 125c-28 40-62 68-110 92-48 23-95 33-150 33z">
          <text:p/>
        </draw:path>
        <draw:line draw:style-name="gr10" draw:text-style-name="P1" draw:layer="layout" svg:x1="20.806cm" svg:y1="3.593cm" svg:x2="20.706cm" svg:y2="3.793cm">
          <text:p/>
        </draw:line>
        <draw:line draw:style-name="gr10" draw:text-style-name="P1" draw:layer="layout" svg:x1="20.706cm" svg:y1="3.793cm" svg:x2="20.906cm" svg:y2="3.693cm">
          <text:p/>
        </draw:line>
        <draw:line draw:style-name="gr10" draw:text-style-name="P1" draw:layer="layout" svg:x1="20.706cm" svg:y1="3.793cm" svg:x2="20.906cm" svg:y2="3.793cm">
          <text:p/>
        </draw:line>
        <draw:line draw:style-name="gr10" draw:text-style-name="P1" draw:layer="layout" svg:x1="20.706cm" svg:y1="3.793cm" svg:x2="20.906cm" svg:y2="3.893cm">
          <text:p/>
        </draw:line>
        <draw:path draw:style-name="gr9" draw:text-style-name="P1" draw:layer="layout" svg:width="0.399cm" svg:height="0.399cm" svg:x="18.806cm" svg:y="5.193cm" svg:viewBox="0 0 400 400" svg:d="M200 400c-37 0-68-8-100-27-32-18-55-41-73-73-19-32-27-63-27-100s8-68 27-100c18-32 41-55 73-73 32-19 63-27 100-27s68 8 100 27c32 18 55 41 73 73 19 32 27 63 27 100s-8 68-27 100c-18 32-41 55-73 73-32 19-63 27-100 27z">
          <text:p/>
        </draw:path>
        <draw:path draw:style-name="gr9" draw:text-style-name="P1" draw:layer="layout" svg:width="0.399cm" svg:height="0.399cm" svg:x="19.706cm" svg:y="5.193cm" svg:viewBox="0 0 400 400" svg:d="M200 400c-37 0-68-8-100-27-32-18-55-41-73-73-19-32-27-63-27-100s8-68 27-100c18-32 41-55 73-73 32-19 63-27 100-27s68 8 100 27c32 18 55 41 73 73 19 32 27 63 27 100s-8 68-27 100c-18 32-41 55-73 73-32 19-63 27-100 27z">
          <text:p/>
        </draw:path>
        <draw:polygon draw:style-name="gr8" draw:text-style-name="P1" draw:layer="layout" svg:width="1.104cm" svg:height="0.227cm" svg:x="19.604cm" svg:y="3.779cm" svg:viewBox="0 0 1105 228" draw:points="5,228 3,214 0,200 1100,0 1103,14 1105,28">
          <text:p/>
        </draw:polygon>
        <draw:path draw:style-name="gr11" draw:text-style-name="P1" draw:layer="layout" svg:width="0.599cm" svg:height="0.499cm" svg:x="19.207cm" svg:y="3.793cm" svg:viewBox="0 0 600 500" svg:d="M300 500c-55 0-102-10-150-33-48-24-82-52-110-92-27-40-40-79-40-125s13-85 40-125c28-40 62-68 110-92 48-23 95-33 150-33s102 10 150 33c48 24 82 52 110 92 27 40 40 79 40 125s-13 85-40 125c-28 40-62 68-110 92-48 23-95 33-150 33z">
          <text:p/>
        </draw:path>
        <draw:line draw:style-name="gr10" draw:text-style-name="P1" draw:layer="layout" svg:x1="20.807cm" svg:y1="3.593cm" svg:x2="20.707cm" svg:y2="3.793cm">
          <text:p/>
        </draw:line>
        <draw:line draw:style-name="gr10" draw:text-style-name="P1" draw:layer="layout" svg:x1="20.707cm" svg:y1="3.793cm" svg:x2="20.907cm" svg:y2="3.693cm">
          <text:p/>
        </draw:line>
        <draw:line draw:style-name="gr10" draw:text-style-name="P1" draw:layer="layout" svg:x1="20.707cm" svg:y1="3.793cm" svg:x2="20.907cm" svg:y2="3.793cm">
          <text:p/>
        </draw:line>
        <draw:line draw:style-name="gr10" draw:text-style-name="P1" draw:layer="layout" svg:x1="20.707cm" svg:y1="3.793cm" svg:x2="20.907cm" svg:y2="3.893cm">
          <text:p/>
        </draw:line>
        <draw:path draw:style-name="gr11" draw:text-style-name="P1" draw:layer="layout" svg:width="0.399cm" svg:height="0.399cm" svg:x="18.807cm" svg:y="5.193cm" svg:viewBox="0 0 400 400" svg:d="M200 400c-37 0-68-8-100-27-32-18-55-41-73-73-19-32-27-63-27-100s8-68 27-100c18-32 41-55 73-73 32-19 63-27 100-27s68 8 100 27c32 18 55 41 73 73 19 32 27 63 27 100s-8 68-27 100c-18 32-41 55-73 73-32 19-63 27-100 27z">
          <text:p/>
        </draw:path>
        <draw:path draw:style-name="gr11" draw:text-style-name="P1" draw:layer="layout" svg:width="0.399cm" svg:height="0.399cm" svg:x="19.707cm" svg:y="5.193cm" svg:viewBox="0 0 400 400" svg:d="M200 400c-37 0-68-8-100-27-32-18-55-41-73-73-19-32-27-63-27-100s8-68 27-100c18-32 41-55 73-73 32-19 63-27 100-27s68 8 100 27c32 18 55 41 73 73 19 32 27 63 27 100s-8 68-27 100c-18 32-41 55-73 73-32 19-63 27-100 27z">
          <text:p/>
        </draw:path>
        <draw:g xml:id="id5" draw:id="id5">
          <draw:polygon draw:style-name="gr1" draw:text-style-name="P1" draw:layer="layout" svg:width="2.003cm" svg:height="2.103cm" svg:x="18.501cm" svg:y="3.094cm" svg:viewBox="0 0 2004 2104" draw:points="0,2098 1,1991 5,1885 12,1780 21,1675 33,1571 47,1469 64,1368 83,1269 104,1173 128,1078 154,987 182,898 212,812 244,730 279,651 315,576 352,504 392,437 433,374 475,316 519,262 564,214 610,169 657,130 705,96 754,67 803,43 853,24 904,11 954,3 1005,0 1056,3 1106,11 1157,25 1207,43 1256,68 1305,97 1353,131 1400,171 1446,216 1491,266 1535,320 1577,379 1618,442 1657,509 1695,581 1731,656 1764,735 1796,817 1826,903 1854,992 1879,1084 1903,1178 1924,1275 1943,1374 1959,1475 1973,1577 1984,1681 1992,1786 1999,1891 2003,1998 2004,2104 1002,2103">
            <text:p/>
          </draw:polygon>
          <draw:polygon draw:style-name="gr2" draw:text-style-name="P1" draw:layer="layout" svg:width="2.003cm" svg:height="2.103cm" svg:x="18.501cm" svg:y="3.094cm" svg:viewBox="0 0 2004 2104" draw:points="0,2098 1,1991 5,1885 12,1780 21,1675 33,1571 47,1469 64,1368 83,1269 104,1173 128,1078 154,987 182,898 212,812 244,730 279,651 315,576 352,504 392,437 433,374 475,316 519,262 564,214 610,169 657,130 705,96 754,67 803,43 853,24 904,11 954,3 1005,0 1056,3 1106,11 1157,25 1207,43 1256,68 1305,97 1353,131 1400,171 1446,216 1491,266 1535,320 1577,379 1618,442 1657,509 1695,581 1731,656 1764,735 1796,817 1826,903 1854,992 1879,1084 1903,1178 1924,1275 1943,1374 1959,1475 1973,1577 1984,1681 1992,1786 1999,1891 2003,1998 2004,2104 1002,2103">
            <text:p/>
          </draw:polygon>
        </draw:g>
        <draw:polygon draw:style-name="gr8" draw:text-style-name="P1" draw:layer="layout" svg:width="1.104cm" svg:height="0.227cm" svg:x="19.604cm" svg:y="3.786cm" svg:viewBox="0 0 1105 228" draw:points="5,228 3,214 0,200 1100,0 1103,14 1105,28">
          <text:p/>
        </draw:polygon>
        <draw:path draw:style-name="gr9" draw:text-style-name="P1" draw:layer="layout" svg:width="0.599cm" svg:height="0.499cm" svg:x="19.207cm" svg:y="3.8cm" svg:viewBox="0 0 600 500" svg:d="M300 500c-55 0-102-10-150-33-48-24-82-52-110-92-27-40-40-79-40-125s13-85 40-125c28-40 62-68 110-92 48-23 95-33 150-33s102 10 150 33c48 24 82 52 110 92 27 40 40 79 40 125s-13 85-40 125c-28 40-62 68-110 92-48 23-95 33-150 33z">
          <text:p/>
        </draw:path>
        <draw:line draw:style-name="gr10" draw:text-style-name="P1" draw:layer="layout" svg:x1="20.807cm" svg:y1="3.6cm" svg:x2="20.707cm" svg:y2="3.8cm">
          <text:p/>
        </draw:line>
        <draw:line draw:style-name="gr10" draw:text-style-name="P1" draw:layer="layout" svg:x1="20.707cm" svg:y1="3.8cm" svg:x2="20.907cm" svg:y2="3.7cm">
          <text:p/>
        </draw:line>
        <draw:line draw:style-name="gr10" draw:text-style-name="P1" draw:layer="layout" svg:x1="20.707cm" svg:y1="3.8cm" svg:x2="20.907cm" svg:y2="3.8cm">
          <text:p/>
        </draw:line>
        <draw:line draw:style-name="gr10" draw:text-style-name="P1" draw:layer="layout" svg:x1="20.707cm" svg:y1="3.8cm" svg:x2="20.907cm" svg:y2="3.9cm">
          <text:p/>
        </draw:line>
        <draw:path draw:style-name="gr9" draw:text-style-name="P1" draw:layer="layout" svg:width="0.399cm" svg:height="0.399cm" svg:x="18.807cm" svg:y="5.2cm" svg:viewBox="0 0 400 400" svg:d="M200 400c-37 0-68-8-100-27-32-18-55-41-73-73-19-32-27-63-27-100s8-68 27-100c18-32 41-55 73-73 32-19 63-27 100-27s68 8 100 27c32 18 55 41 73 73 19 32 27 63 27 100s-8 68-27 100c-18 32-41 55-73 73-32 19-63 27-100 27z">
          <text:p/>
        </draw:path>
        <draw:path draw:style-name="gr9" draw:text-style-name="P1" draw:layer="layout" svg:width="0.399cm" svg:height="0.399cm" svg:x="19.707cm" svg:y="5.2cm" svg:viewBox="0 0 400 400" svg:d="M200 400c-37 0-68-8-100-27-32-18-55-41-73-73-19-32-27-63-27-100s8-68 27-100c18-32 41-55 73-73 32-19 63-27 100-27s68 8 100 27c32 18 55 41 73 73 19 32 27 63 27 100s-8 68-27 100c-18 32-41 55-73 73-32 19-63 27-100 27z">
          <text:p/>
        </draw:path>
        <draw:polygon draw:style-name="gr8" draw:text-style-name="P1" draw:layer="layout" svg:width="1.104cm" svg:height="0.227cm" svg:x="19.605cm" svg:y="3.786cm" svg:viewBox="0 0 1105 228" draw:points="5,228 3,214 0,200 1100,0 1103,14 1105,28">
          <text:p/>
        </draw:polygon>
        <draw:path draw:style-name="gr11" draw:text-style-name="P1" draw:layer="layout" svg:width="0.599cm" svg:height="0.499cm" svg:x="19.208cm" svg:y="3.8cm" svg:viewBox="0 0 600 500" svg:d="M300 500c-55 0-102-10-150-33-48-24-82-52-110-92-27-40-40-79-40-125s13-85 40-125c28-40 62-68 110-92 48-23 95-33 150-33s102 10 150 33c48 24 82 52 110 92 27 40 40 79 40 125s-13 85-40 125c-28 40-62 68-110 92-48 23-95 33-150 33z">
          <text:p/>
        </draw:path>
        <draw:line draw:style-name="gr10" draw:text-style-name="P1" draw:layer="layout" svg:x1="20.808cm" svg:y1="3.6cm" svg:x2="20.708cm" svg:y2="3.8cm">
          <text:p/>
        </draw:line>
        <draw:line draw:style-name="gr10" draw:text-style-name="P1" draw:layer="layout" svg:x1="20.708cm" svg:y1="3.8cm" svg:x2="20.908cm" svg:y2="3.7cm">
          <text:p/>
        </draw:line>
        <draw:line draw:style-name="gr10" draw:text-style-name="P1" draw:layer="layout" svg:x1="20.708cm" svg:y1="3.8cm" svg:x2="20.908cm" svg:y2="3.8cm">
          <text:p/>
        </draw:line>
        <draw:line draw:style-name="gr10" draw:text-style-name="P1" draw:layer="layout" svg:x1="20.708cm" svg:y1="3.8cm" svg:x2="20.908cm" svg:y2="3.9cm">
          <text:p/>
        </draw:line>
        <draw:path draw:style-name="gr11" draw:text-style-name="P1" draw:layer="layout" svg:width="0.399cm" svg:height="0.399cm" svg:x="18.808cm" svg:y="5.2cm" svg:viewBox="0 0 400 400" svg:d="M200 400c-37 0-68-8-100-27-32-18-55-41-73-73-19-32-27-63-27-100s8-68 27-100c18-32 41-55 73-73 32-19 63-27 100-27s68 8 100 27c32 18 55 41 73 73 19 32 27 63 27 100s-8 68-27 100c-18 32-41 55-73 73-32 19-63 27-100 27z">
          <text:p/>
        </draw:path>
        <draw:path draw:style-name="gr11" draw:text-style-name="P1" draw:layer="layout" svg:width="0.399cm" svg:height="0.399cm" svg:x="19.708cm" svg:y="5.2cm" svg:viewBox="0 0 400 400" svg:d="M200 400c-37 0-68-8-100-27-32-18-55-41-73-73-19-32-27-63-27-100s8-68 27-100c18-32 41-55 73-73 32-19 63-27 100-27s68 8 100 27c32 18 55 41 73 73 19 32 27 63 27 100s-8 68-27 100c-18 32-41 55-73 73-32 19-63 27-100 27z">
          <text:p/>
        </draw:path>
        <draw:custom-shape draw:style-name="gr30" draw:text-style-name="P1" draw:layer="layout" svg:width="1.871cm" svg:height="1.768cm" draw:transform="rotate (0.7853981633973) translate (12.4cm 6.023cm)">
          <text:p/>
          <draw:enhanced-geometry svg:viewBox="0 0 21600 21600" draw:glue-points="10800 0 0 10800 10800 21600 21600 10800" draw:path-stretchpoint-x="10800" draw:path-stretchpoint-y="10800" draw:text-areas="?f1 ?f1 ?f2 ?f3" draw:mirror-horizontal="false" draw:mirror-vertical="false" draw:type="cross" draw:modifiers="8722.73105745212"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ellipse draw:style-name="gr31" draw:text-style-name="P10" xml:id="id7" draw:id="id7" draw:layer="layout" svg:width="3.2cm" svg:height="3.1cm" svg:x="20cm" svg:y="8.9cm">
          <text:p text:style-name="P9"><text:span text:style-name="T4">R</text:span></text:p>
        </draw:ellipse>
        <draw:custom-shape draw:style-name="gr17" draw:text-style-name="P1" xml:id="id8" draw:id="id8" draw:layer="layout" svg:width="-1cm" svg:height="-0.3cm" svg:x="8.748cm" svg:y="13.199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7" draw:text-style-name="P1" xml:id="id6" draw:id="id6" draw:layer="layout" svg:width="-1cm" svg:height="-0.3cm" svg:x="3.748cm" svg:y="13.199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onnector draw:style-name="gr21" draw:text-style-name="P1" draw:layer="layout" draw:line-skew="0.9cm" svg:x1="3.248cm" svg:y1="13.199cm" svg:x2="21.6cm" svg:y2="12cm" draw:start-shape="id6" draw:start-glue-point="4" draw:end-shape="id7" svg:d="M3248 13199v1401h18352v-2600">
          <text:p/>
        </draw:connector>
        <draw:connector draw:style-name="gr21" draw:text-style-name="P1" draw:layer="layout" svg:x1="21.6cm" svg:y1="8.9cm" svg:x2="19.503cm" svg:y2="5.198cm" draw:start-shape="id7" draw:start-glue-point="0" draw:end-shape="id5" svg:d="M21600 8900v-1851h-2097v-1851">
          <text:p/>
        </draw:connector>
        <draw:custom-shape draw:style-name="gr23" draw:text-style-name="P1" draw:layer="layout" svg:width="2.705cm" svg:height="9.326cm" draw:transform="rotate (1.55142317209747) translate (14.173cm 2.904cm)">
          <text:p/>
          <draw:enhanced-geometry svg:viewBox="0 0 21600 21600" draw:text-areas="0 0 21600 21600" draw:type="circular-arrow" draw:modifiers="180 146.541526635497 9558.21250468414"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24" draw:text-style-name="P3" draw:layer="layout" svg:width="0.483cm" svg:height="0.996cm" svg:x="15cm" svg:y="1.104cm">
          <draw:text-box>
            <text:p text:style-name="P3">^</text:p>
          </draw:text-box>
        </draw:frame>
        <draw:frame draw:style-name="gr24" draw:text-style-name="P3" draw:layer="layout" svg:width="0.641cm" svg:height="0.996cm" svg:x="20.671cm" svg:y="1.1cm">
          <draw:text-box>
            <text:p text:style-name="P3">^</text:p>
          </draw:text-box>
        </draw:frame>
        <draw:ellipse draw:style-name="gr31" draw:text-style-name="P10" xml:id="id9" draw:id="id9" draw:layer="layout" svg:width="3.2cm" svg:height="3.1cm" svg:x="15.8cm" svg:y="8.9cm">
          <text:p text:style-name="P9"><text:span text:style-name="T4">T</text:span></text:p>
        </draw:ellipse>
        <draw:connector draw:style-name="gr21" draw:text-style-name="P1" draw:layer="layout" svg:x1="8.248cm" svg:y1="13.199cm" svg:x2="17.4cm" svg:y2="12cm" draw:start-shape="id8" draw:start-glue-point="4" draw:end-shape="id9" draw:end-glue-point="2" svg:d="M8248 13199v501h9152v-1700">
          <text:p/>
        </draw:connector>
        <draw:connector draw:style-name="gr22" draw:text-style-name="P1" draw:layer="layout" svg:x1="17.4cm" svg:y1="8.9cm" svg:x2="19.503cm" svg:y2="5.198cm" draw:start-shape="id9" draw:start-glue-point="0" draw:end-shape="id5" svg:d="M17400 8900v-1851h2103v-1851">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stroke-dash draw:name="_32__20_Dots_20_1_20_Dash" draw:display-name="2 Dots 1 Dash" draw:style="rect" draw:dots1="1" draw:dots1-length="197%" draw:distance="127%"/>
    <draw:stroke-dash draw:name="Ultrafine_20_2_20_Dots_20_3_20_Dashes" draw:display-name="Ultrafine 2 Dots 3 Dashes" draw:style="rect" draw:dots1="2" draw:dots1-length="0.051cm" draw:dots2="3" draw:dots2-length="0.254cm" draw:distance="0.127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3.5cm" fo:page-height="15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6-12-16T21:55:32.98</meta:creation-date>
    <dc:date>2017-02-24T14:34:25.35</dc:date>
    <meta:editing-duration>PT4H22M6S</meta:editing-duration>
    <meta:editing-cycles>16</meta:editing-cycles>
    <meta:generator>OpenOffice/4.1.3$Win32 OpenOffice.org_project/413m1$Build-9783</meta:generator>
    <dc:creator>Jason Statham</dc:creator>
    <meta:document-statistic meta:object-count="247"/>
  </office:meta>
</office:document-meta>
</file>

<file path=Object 1/content.xml><?xml version="1.0" encoding="utf-8"?>
<math xmlns="http://www.w3.org/1998/Math/MathML">
  <semantics>
    <mrow>
      <mi>V</mi>
      <mrow>
        <mrow>
          <mo stretchy="false">(</mo>
          <mrow>
            <mi>s</mi>
          </mrow>
          <mo stretchy="false">)</mo>
        </mrow>
        <mo stretchy="false">=</mo>
        <msub>
          <mi mathvariant="italic">max</mi>
          <mi>a</mi>
        </msub>
      </mrow>
      <mrow>
        <mo stretchy="false">[</mo>
        <mrow>
          <mi>r</mi>
          <mrow>
            <mrow>
              <mo stretchy="false">(</mo>
              <mrow>
                <mi>s</mi>
                <mi>,</mi>
                <mi>a</mi>
              </mrow>
              <mo stretchy="false">)</mo>
            </mrow>
            <mo stretchy="false">+</mo>
            <mo stretchy="false">γ</mo>
          </mrow>
          <mi>V</mi>
          <mrow>
            <mo stretchy="false">(</mo>
            <mrow>
              <mo stretchy="false">δ</mo>
              <mrow>
                <mo stretchy="false">(</mo>
                <mrow>
                  <mi>s</mi>
                  <mi>,</mi>
                  <mi>a</mi>
                </mrow>
                <mo stretchy="false">)</mo>
              </mrow>
            </mrow>
            <mo stretchy="false">)</mo>
          </mrow>
        </mrow>
        <mo stretchy="false">]</mo>
      </mrow>
    </mrow>
    <annotation encoding="StarMath 5.0">V(s)=max_a[r(s,a) + %gamma V(%delta (s,a))] </annotation>
  </semantics>
</math>
</file>

<file path=Object 2/content.xml><?xml version="1.0" encoding="utf-8"?>
<math xmlns="http://www.w3.org/1998/Math/MathML">
  <semantics>
    <mrow>
      <mi>Q</mi>
      <mrow>
        <mrow>
          <mo stretchy="false">(</mo>
          <mrow>
            <mi>s</mi>
            <mi>,</mi>
            <mi>a</mi>
          </mrow>
          <mo stretchy="false">)</mo>
        </mrow>
        <mo stretchy="false">=</mo>
        <mi>r</mi>
      </mrow>
      <mrow>
        <mrow>
          <mo stretchy="false">(</mo>
          <mrow>
            <mi>s</mi>
            <mi>,</mi>
            <mi>a</mi>
          </mrow>
          <mo stretchy="false">)</mo>
        </mrow>
        <mo stretchy="false">+</mo>
        <mo stretchy="false">γ</mo>
      </mrow>
      <msub>
        <mi mathvariant="italic">max</mi>
        <mrow>
          <mi>a</mi>
          <mi>'</mi>
        </mrow>
      </msub>
      <mi>Q</mi>
      <mrow>
        <mo stretchy="false">(</mo>
        <mrow>
          <mi>s</mi>
          <mi>'</mi>
          <mi>,</mi>
          <mi>a</mi>
          <mi>'</mi>
        </mrow>
        <mo stretchy="false">)</mo>
      </mrow>
    </mrow>
    <annotation encoding="StarMath 5.0">Q(s,a)=r(s,a)+%gamma max_{a'} Q(s',a') </annotation>
  </semantics>
</math>
</file>